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0.4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backen <text:s text:c="9"/>(meaning?)</text:p>
          </table:table-cell>
          <table:table-cell office:value-type="string">
            <text:p><text:s/>"to bake" <text:s text:c="10"/>(related)</text:p>
          </table:table-cell>
        </table:table-row>
        <table:table-row table:style-name="ro1">
          <table:table-cell office:value-type="string">
            <text:p>befehlen <text:s text:c="9"/>(meaning?)</text:p>
          </table:table-cell>
          <table:table-cell office:value-type="string">
            <text:p><text:s/>"to command" <text:s text:c="10"/>(related to empfehlen, but not to fehlen)</text:p>
          </table:table-cell>
        </table:table-row>
        <table:table-row table:style-name="ro1">
          <table:table-cell office:value-type="string">
            <text:p>beginnen <text:s text:c="9"/>(meaning?)</text:p>
          </table:table-cell>
          <table:table-cell office:value-type="string">
            <text:p><text:s/>"to begin" <text:s text:c="10"/>(related: compare begin, began, begun)</text:p>
          </table:table-cell>
        </table:table-row>
        <table:table-row table:style-name="ro1">
          <table:table-cell office:value-type="string">
            <text:p>beißen <text:s text:c="9"/>(meaning?)</text:p>
          </table:table-cell>
          <table:table-cell office:value-type="string">
            <text:p><text:s/>"to bite" <text:s text:c="10"/>(related: compare bite, bit, bitten)</text:p>
          </table:table-cell>
        </table:table-row>
        <table:table-row table:style-name="ro1">
          <table:table-cell office:value-type="string">
            <text:p>bekommen <text:s text:c="9"/>(meaning?)</text:p>
          </table:table-cell>
          <table:table-cell office:value-type="string">
            <text:p><text:s/>"to get, to receive (!)" <text:s text:c="10"/>(related to become, but means something entirely different; compare become, became, become</text:p>
          </table:table-cell>
        </table:table-row>
        <table:table-row table:style-name="ro1">
          <table:table-cell office:value-type="string">
            <text:p>beweisen <text:s text:c="9"/>(meaning?)</text:p>
          </table:table-cell>
          <table:table-cell office:value-type="string">
            <text:p><text:s/>"to prove, to show" <text:s text:c="10"/></text:p>
          </table:table-cell>
        </table:table-row>
        <table:table-row table:style-name="ro1">
          <table:table-cell office:value-type="string">
            <text:p>bewegen <text:s text:c="9"/>(meaning?)</text:p>
          </table:table-cell>
          <table:table-cell office:value-type="string">
            <text:p><text:s/>"to persuade" <text:s text:c="10"/></text:p>
          </table:table-cell>
        </table:table-row>
        <table:table-row table:style-name="ro1">
          <table:table-cell office:value-type="string">
            <text:p>betrügen <text:s text:c="9"/>(meaning?)</text:p>
          </table:table-cell>
          <table:table-cell office:value-type="string">
            <text:p><text:s/>"to deceive, to defraud, to cheat" <text:s text:c="10"/></text:p>
          </table:table-cell>
        </table:table-row>
        <table:table-row table:style-name="ro1">
          <table:table-cell office:value-type="string">
            <text:p>biegen <text:s text:c="9"/>(meaning?)</text:p>
          </table:table-cell>
          <table:table-cell office:value-type="string">
            <text:p><text:s/>"to bend" <text:s text:c="10"/></text:p>
          </table:table-cell>
        </table:table-row>
        <table:table-row table:style-name="ro1">
          <table:table-cell office:value-type="string">
            <text:p>bieten <text:s text:c="9"/>(meaning?)</text:p>
          </table:table-cell>
          <table:table-cell office:value-type="string">
            <text:p><text:s/>"to offer; to bid" <text:s text:c="10"/>(related to bid)</text:p>
          </table:table-cell>
        </table:table-row>
        <table:table-row table:style-name="ro1">
          <table:table-cell office:value-type="string">
            <text:p>binden <text:s text:c="9"/>(meaning?)</text:p>
          </table:table-cell>
          <table:table-cell office:value-type="string">
            <text:p><text:s/>"to bind" <text:s text:c="10"/>(related: compare bind, bound, bound)</text:p>
          </table:table-cell>
        </table:table-row>
        <table:table-row table:style-name="ro1">
          <table:table-cell office:value-type="string">
            <text:p>bitten <text:s text:c="9"/>(meaning?)</text:p>
          </table:table-cell>
          <table:table-cell office:value-type="string">
            <text:p><text:s/>"to beg, to request" <text:s text:c="10"/></text:p>
          </table:table-cell>
        </table:table-row>
        <table:table-row table:style-name="ro1">
          <table:table-cell office:value-type="string">
            <text:p>blasen <text:s text:c="9"/>(meaning?)</text:p>
          </table:table-cell>
          <table:table-cell office:value-type="string">
            <text:p><text:s/>"to blow" <text:s text:c="10"/></text:p>
          </table:table-cell>
        </table:table-row>
        <table:table-row table:style-name="ro1">
          <table:table-cell office:value-type="string">
            <text:p>bleiben <text:s text:c="9"/>(meaning?)</text:p>
          </table:table-cell>
          <table:table-cell office:value-type="string">
            <text:p><text:s/>"to remain, to stay" <text:s text:c="10"/></text:p>
          </table:table-cell>
        </table:table-row>
        <table:table-row table:style-name="ro1">
          <table:table-cell office:value-type="string">
            <text:p>braten <text:s text:c="9"/>(meaning?)</text:p>
          </table:table-cell>
          <table:table-cell office:value-type="string">
            <text:p><text:s/>"to roast, to grill, to broil, to pan-fry" <text:s text:c="10"/></text:p>
          </table:table-cell>
        </table:table-row>
        <table:table-row table:style-name="ro1">
          <table:table-cell office:value-type="string">
            <text:p>brechen <text:s text:c="9"/>(meaning?)</text:p>
          </table:table-cell>
          <table:table-cell office:value-type="string">
            <text:p><text:s/>"to break; to vomit" <text:s text:c="10"/>(related to break: compare break, broke, broken)</text:p>
          </table:table-cell>
        </table:table-row>
        <table:table-row table:style-name="ro1">
          <table:table-cell office:value-type="string">
            <text:p>brennen <text:s text:c="9"/>(meaning?)</text:p>
          </table:table-cell>
          <table:table-cell office:value-type="string">
            <text:p><text:s/>"to burn" <text:s text:c="10"/>(related)</text:p>
          </table:table-cell>
        </table:table-row>
        <table:table-row table:style-name="ro1">
          <table:table-cell office:value-type="string">
            <text:p>bringen <text:s text:c="9"/>(meaning?)</text:p>
          </table:table-cell>
          <table:table-cell office:value-type="string">
            <text:p><text:s/>"to bring" <text:s text:c="10"/>(related: compare bring, brought, brought)</text:p>
          </table:table-cell>
        </table:table-row>
        <table:table-row table:style-name="ro1">
          <table:table-cell office:value-type="string">
            <text:p>denken <text:s text:c="9"/>(meaning?)</text:p>
          </table:table-cell>
          <table:table-cell office:value-type="string">
            <text:p><text:s/>"to think" <text:s text:c="10"/>(related: compare think, thought, thought)</text:p>
          </table:table-cell>
        </table:table-row>
        <table:table-row table:style-name="ro1">
          <table:table-cell office:value-type="string">
            <text:p>dürfen <text:s text:c="9"/>(meaning?)</text:p>
          </table:table-cell>
          <table:table-cell office:value-type="string">
            <text:p><text:s/>"to be allowed to" <text:s text:c="10"/></text:p>
          </table:table-cell>
        </table:table-row>
        <table:table-row table:style-name="ro1">
          <table:table-cell office:value-type="string">
            <text:p>empfehlen <text:s text:c="9"/>(meaning?)</text:p>
          </table:table-cell>
          <table:table-cell office:value-type="string">
            <text:p><text:s/>"to recommend" <text:s text:c="10"/>(related to befehlen, but not to fehlen)</text:p>
          </table:table-cell>
        </table:table-row>
        <table:table-row table:style-name="ro1">
          <table:table-cell office:value-type="string">
            <text:p>essen <text:s text:c="9"/>(meaning?)</text:p>
          </table:table-cell>
          <table:table-cell office:value-type="string">
            <text:p><text:s/>"to eat" <text:s text:c="10"/>(related: compare eat, ate, eaten)</text:p>
          </table:table-cell>
        </table:table-row>
        <table:table-row table:style-name="ro1">
          <table:table-cell office:value-type="string">
            <text:p>fahren <text:s text:c="9"/>(meaning?)</text:p>
          </table:table-cell>
          <table:table-cell office:value-type="string">
            <text:p><text:s/>"to drive" <text:s text:c="10"/>(related to fare in farewell 'travel well!')</text:p>
          </table:table-cell>
        </table:table-row>
        <table:table-row table:style-name="ro1">
          <table:table-cell office:value-type="string">
            <text:p>fallen <text:s text:c="9"/>(meaning?)</text:p>
          </table:table-cell>
          <table:table-cell office:value-type="string">
            <text:p><text:s/>"to fall" <text:s text:c="10"/>(related: compare fall, fell, fallen)</text:p>
          </table:table-cell>
        </table:table-row>
        <table:table-row table:style-name="ro1">
          <table:table-cell office:value-type="string">
            <text:p>fangen <text:s text:c="9"/>(meaning?)</text:p>
          </table:table-cell>
          <table:table-cell office:value-type="string">
            <text:p><text:s/>"to catch" <text:s text:c="10"/></text:p>
          </table:table-cell>
        </table:table-row>
        <table:table-row table:style-name="ro1">
          <table:table-cell office:value-type="string">
            <text:p>finden <text:s text:c="9"/>(meaning?)</text:p>
          </table:table-cell>
          <table:table-cell office:value-type="string">
            <text:p><text:s/>"to find" <text:s text:c="10"/>(related: compare find, found, found)</text:p>
          </table:table-cell>
        </table:table-row>
        <table:table-row table:style-name="ro1">
          <table:table-cell office:value-type="string">
            <text:p>fliegen <text:s text:c="9"/>(meaning?)</text:p>
          </table:table-cell>
          <table:table-cell office:value-type="string">
            <text:p><text:s/>"to fly" <text:s text:c="10"/>(related: compare fly, flew, flown)</text:p>
          </table:table-cell>
        </table:table-row>
        <table:table-row table:style-name="ro1">
          <table:table-cell office:value-type="string">
            <text:p>fliehen <text:s text:c="9"/>(meaning?)</text:p>
          </table:table-cell>
          <table:table-cell office:value-type="string">
            <text:p><text:s/>"to flee" <text:s text:c="10"/>(related)</text:p>
          </table:table-cell>
        </table:table-row>
        <table:table-row table:style-name="ro1">
          <table:table-cell office:value-type="string">
            <text:p>fließen <text:s text:c="9"/>(meaning?)</text:p>
          </table:table-cell>
          <table:table-cell office:value-type="string">
            <text:p><text:s/>"to flow" <text:s text:c="10"/></text:p>
          </table:table-cell>
        </table:table-row>
        <table:table-row table:style-name="ro1">
          <table:table-cell office:value-type="string">
            <text:p>fressen <text:s text:c="9"/>(meaning?)</text:p>
          </table:table-cell>
          <table:table-cell office:value-type="string">
            <text:p><text:s/>"(of animals:) to eat, (of humans:) to eat like a pig" <text:s text:c="10"/></text:p>
          </table:table-cell>
        </table:table-row>
        <table:table-row table:style-name="ro1">
          <table:table-cell office:value-type="string">
            <text:p>frieren <text:s text:c="9"/>(meaning?)</text:p>
          </table:table-cell>
          <table:table-cell office:value-type="string">
            <text:p><text:s/>"to feel cold" <text:s text:c="10"/>(related to freeze: compare freeze, froze, frozen)</text:p>
          </table:table-cell>
        </table:table-row>
        <table:table-row table:style-name="ro1">
          <table:table-cell office:value-type="string">
            <text:p>geben <text:s text:c="9"/>(meaning?)</text:p>
          </table:table-cell>
          <table:table-cell office:value-type="string">
            <text:p><text:s/>"to give; (impersonal:) to exist" <text:s text:c="10"/>(related to give: compare give, gave, given)</text:p>
          </table:table-cell>
        </table:table-row>
        <table:table-row table:style-name="ro1">
          <table:table-cell office:value-type="string">
            <text:p>gedeihen <text:s text:c="9"/>(meaning?)</text:p>
          </table:table-cell>
          <table:table-cell office:value-type="string">
            <text:p><text:s/>"to thrive" <text:s text:c="10"/></text:p>
          </table:table-cell>
        </table:table-row>
        <table:table-row table:style-name="ro1">
          <table:table-cell office:value-type="string">
            <text:p>gehen <text:s text:c="9"/>(meaning?)</text:p>
          </table:table-cell>
          <table:table-cell office:value-type="string">
            <text:p><text:s/>"to walk; to leave; to be possible; to work/function" <text:s text:c="10"/>(related to go)</text:p>
          </table:table-cell>
        </table:table-row>
        <table:table-row table:style-name="ro1">
          <table:table-cell office:value-type="string">
            <text:p>gelingen <text:s text:c="9"/>(meaning?)</text:p>
          </table:table-cell>
          <table:table-cell office:value-type="string">
            <text:p><text:s/>"(impersonal:) to turn out well, to work out" <text:s text:c="10"/></text:p>
          </table:table-cell>
        </table:table-row>
        <table:table-row table:style-name="ro1">
          <table:table-cell office:value-type="string">
            <text:p>gelten <text:s text:c="9"/>(meaning?)</text:p>
          </table:table-cell>
          <table:table-cell office:value-type="string">
            <text:p><text:s/>"to be valid/effective/worth/necessary" <text:s text:c="10"/></text:p>
          </table:table-cell>
        </table:table-row>
        <table:table-row table:style-name="ro1">
          <table:table-cell office:value-type="string">
            <text:p>genießen <text:s text:c="9"/>(meaning?)</text:p>
          </table:table-cell>
          <table:table-cell office:value-type="string">
            <text:p><text:s/>"to enjoy (consciously)" <text:s text:c="10"/>-</text:p>
          </table:table-cell>
        </table:table-row>
        <table:table-row table:style-name="ro1">
          <table:table-cell office:value-type="string">
            <text:p>geraten <text:s text:c="9"/>(meaning?)</text:p>
          </table:table-cell>
          <table:table-cell office:value-type="string">
            <text:p><text:s/>"to turn out, to come across, to get into" <text:s text:c="10"/></text:p>
          </table:table-cell>
        </table:table-row>
        <table:table-row table:style-name="ro1">
          <table:table-cell office:value-type="string">
            <text:p>geschehen <text:s text:c="9"/>(meaning?)</text:p>
          </table:table-cell>
          <table:table-cell office:value-type="string">
            <text:p><text:s/>"to happen; to serve someone right" <text:s text:c="10"/></text:p>
          </table:table-cell>
        </table:table-row>
        <table:table-row table:style-name="ro1">
          <table:table-cell office:value-type="string">
            <text:p>gewinnen <text:s text:c="9"/>(meaning?)</text:p>
          </table:table-cell>
          <table:table-cell office:value-type="string">
            <text:p><text:s/>"to win" <text:s text:c="10"/>(related: compare win, won, won)</text:p>
          </table:table-cell>
        </table:table-row>
        <table:table-row table:style-name="ro1">
          <table:table-cell office:value-type="string">
            <text:p>gießen <text:s text:c="9"/>(meaning?)</text:p>
          </table:table-cell>
          <table:table-cell office:value-type="string">
            <text:p><text:s/>"to pour; to water" <text:s text:c="10"/></text:p>
          </table:table-cell>
        </table:table-row>
        <table:table-row table:style-name="ro1">
          <table:table-cell office:value-type="string">
            <text:p>gleichen <text:s text:c="9"/>(meaning?)</text:p>
          </table:table-cell>
          <table:table-cell office:value-type="string">
            <text:p><text:s/>"to be like/equal, to resemble" <text:s text:c="10"/>(related to like)</text:p>
          </table:table-cell>
        </table:table-row>
        <table:table-row table:style-name="ro1">
          <table:table-cell office:value-type="string">
            <text:p>gleiten <text:s text:c="9"/>(meaning?)</text:p>
          </table:table-cell>
          <table:table-cell office:value-type="string">
            <text:p><text:s/>"to glide; to slide" <text:s text:c="10"/>(related to glide: compare glide, glid, glidden)</text:p>
          </table:table-cell>
        </table:table-row>
        <table:table-row table:style-name="ro1">
          <table:table-cell office:value-type="string">
            <text:p>graben <text:s text:c="9"/>(meaning?)</text:p>
          </table:table-cell>
          <table:table-cell office:value-type="string">
            <text:p><text:s/>"to dig" <text:s text:c="10"/>(related to grave (noun))</text:p>
          </table:table-cell>
        </table:table-row>
        <table:table-row table:style-name="ro1">
          <table:table-cell office:value-type="string">
            <text:p>greifen <text:s text:c="9"/>(meaning?)</text:p>
          </table:table-cell>
          <table:table-cell office:value-type="string">
            <text:p><text:s/>"to grab; to grip" <text:s text:c="10"/>(related to grip)</text:p>
          </table:table-cell>
        </table:table-row>
        <table:table-row table:style-name="ro1">
          <table:table-cell office:value-type="string">
            <text:p>haben <text:s text:c="9"/>(meaning?)</text:p>
          </table:table-cell>
          <table:table-cell office:value-type="string">
            <text:p><text:s/>"to have; (with zu:) to have to" <text:s text:c="10"/>(related: compare have, had, had)</text:p>
          </table:table-cell>
        </table:table-row>
        <table:table-row table:style-name="ro1">
          <table:table-cell office:value-type="string">
            <text:p>halten <text:s text:c="9"/>(meaning?)</text:p>
          </table:table-cell>
          <table:table-cell office:value-type="string">
            <text:p><text:s/>"to hold; to stop; to keep; … (!)" <text:s text:c="10"/>(related to hold: compare hold, held, held)</text:p>
          </table:table-cell>
        </table:table-row>
        <table:table-row table:style-name="ro1">
          <table:table-cell office:value-type="string">
            <text:p>hängen <text:s text:c="9"/>(meaning?)</text:p>
          </table:table-cell>
          <table:table-cell office:value-type="string">
            <text:p><text:s/>"(both intransitive:) to hang; to cling " <text:s text:c="10"/>(related to hang: compare hang)</text:p>
          </table:table-cell>
        </table:table-row>
        <table:table-row table:style-name="ro1">
          <table:table-cell office:value-type="string">
            <text:p>heben <text:s text:c="9"/>(meaning?)</text:p>
          </table:table-cell>
          <table:table-cell office:value-type="string">
            <text:p><text:s/>"to heave; to lift" <text:s text:c="10"/>(related to heave: heave, hove, hoven)</text:p>
          </table:table-cell>
        </table:table-row>
        <table:table-row table:style-name="ro1">
          <table:table-cell office:value-type="string">
            <text:p>heißen <text:s text:c="9"/>(meaning?)</text:p>
          </table:table-cell>
          <table:table-cell office:value-type="string">
            <text:p><text:s/>"to be called; to mean" <text:s text:c="10"/></text:p>
          </table:table-cell>
        </table:table-row>
        <table:table-row table:style-name="ro1">
          <table:table-cell office:value-type="string">
            <text:p>helfen <text:s text:c="9"/>(meaning?)</text:p>
          </table:table-cell>
          <table:table-cell office:value-type="string">
            <text:p><text:s/>"to help" <text:s text:c="10"/>(related to help)</text:p>
          </table:table-cell>
        </table:table-row>
        <table:table-row table:style-name="ro1">
          <table:table-cell office:value-type="string">
            <text:p>kennen <text:s text:c="9"/>(meaning?)</text:p>
          </table:table-cell>
          <table:table-cell office:value-type="string">
            <text:p><text:s/>"to know" <text:s text:c="10"/>(related to know)</text:p>
          </table:table-cell>
        </table:table-row>
        <table:table-row table:style-name="ro1">
          <table:table-cell office:value-type="string">
            <text:p>klingen <text:s text:c="9"/>(meaning?)</text:p>
          </table:table-cell>
          <table:table-cell office:value-type="string">
            <text:p><text:s/>"to ring/clink; to sound" <text:s text:c="10"/>(related to clink)</text:p>
          </table:table-cell>
        </table:table-row>
        <table:table-row table:style-name="ro1">
          <table:table-cell office:value-type="string">
            <text:p>kommen <text:s text:c="9"/>(meaning?)</text:p>
          </table:table-cell>
          <table:table-cell office:value-type="string">
            <text:p><text:s/>"to come; to go to; … (!)" <text:s text:c="10"/>(related to come: compare come, came, come)</text:p>
          </table:table-cell>
        </table:table-row>
        <table:table-row table:style-name="ro1">
          <table:table-cell office:value-type="string">
            <text:p>können <text:s text:c="9"/>(meaning?)</text:p>
          </table:table-cell>
          <table:table-cell office:value-type="string">
            <text:p><text:s/>"to be able to, can; to know how to do something" <text:s text:c="10"/>(related to can)</text:p>
          </table:table-cell>
        </table:table-row>
        <table:table-row table:style-name="ro1">
          <table:table-cell office:value-type="string">
            <text:p>kriechen <text:s text:c="9"/>(meaning?)</text:p>
          </table:table-cell>
          <table:table-cell office:value-type="string">
            <text:p><text:s/>"to creep, to crawl" <text:s text:c="10"/>(distantly related to creep)</text:p>
          </table:table-cell>
        </table:table-row>
        <table:table-row table:style-name="ro1">
          <table:table-cell office:value-type="string">
            <text:p>laden <text:s text:c="9"/>(meaning?)</text:p>
          </table:table-cell>
          <table:table-cell office:value-type="string">
            <text:p><text:s/>"to load; to charge" <text:s text:c="10"/></text:p>
          </table:table-cell>
        </table:table-row>
        <table:table-row table:style-name="ro1">
          <table:table-cell office:value-type="string">
            <text:p>lassen <text:s text:c="9"/>(meaning?)</text:p>
          </table:table-cell>
          <table:table-cell office:value-type="string">
            <text:p><text:s/>"to let; to stop; to cease/desist" <text:s text:c="10"/>(related to let)</text:p>
          </table:table-cell>
        </table:table-row>
        <table:table-row table:style-name="ro1">
          <table:table-cell office:value-type="string">
            <text:p>laufen <text:s text:c="9"/>(meaning?)</text:p>
          </table:table-cell>
          <table:table-cell office:value-type="string">
            <text:p><text:s/>"to walk (at medium speed); to be in progress" <text:s text:c="10"/></text:p>
          </table:table-cell>
        </table:table-row>
        <table:table-row table:style-name="ro1">
          <table:table-cell office:value-type="string">
            <text:p>leiden <text:s text:c="9"/>(meaning?)</text:p>
          </table:table-cell>
          <table:table-cell office:value-type="string">
            <text:p><text:s/>"to suffer" <text:s text:c="10"/></text:p>
          </table:table-cell>
        </table:table-row>
        <table:table-row table:style-name="ro1">
          <table:table-cell office:value-type="string">
            <text:p>leihen <text:s text:c="9"/>(meaning?)</text:p>
          </table:table-cell>
          <table:table-cell office:value-type="string">
            <text:p><text:s/>"to borrow; to lend, to loan" <text:s text:c="10"/>(distantly related to loan)</text:p>
          </table:table-cell>
        </table:table-row>
        <table:table-row table:style-name="ro1">
          <table:table-cell office:value-type="string">
            <text:p>lesen <text:s text:c="9"/>(meaning?)</text:p>
          </table:table-cell>
          <table:table-cell office:value-type="string">
            <text:p><text:s/>"to read; to harvest" <text:s text:c="10"/></text:p>
          </table:table-cell>
        </table:table-row>
        <table:table-row table:style-name="ro1">
          <table:table-cell office:value-type="string">
            <text:p>liegen <text:s text:c="9"/>(meaning?)</text:p>
          </table:table-cell>
          <table:table-cell office:value-type="string">
            <text:p><text:s/>"to lie (to be laid), to be located" <text:s text:c="10"/>(related to lie, lay, laid)</text:p>
          </table:table-cell>
        </table:table-row>
        <table:table-row table:style-name="ro1">
          <table:table-cell office:value-type="string">
            <text:p>lügen <text:s text:c="9"/>(meaning?)</text:p>
          </table:table-cell>
          <table:table-cell office:value-type="string">
            <text:p><text:s/>"to lie, to tell a lie" <text:s text:c="10"/>(related to lie, lied, lied)</text:p>
          </table:table-cell>
        </table:table-row>
        <table:table-row table:style-name="ro1">
          <table:table-cell office:value-type="string">
            <text:p>messen <text:s text:c="9"/>(meaning?)</text:p>
          </table:table-cell>
          <table:table-cell office:value-type="string">
            <text:p><text:s/>"to measure; (reflexive with mit:) to compete with" <text:s text:c="10"/></text:p>
          </table:table-cell>
        </table:table-row>
        <table:table-row table:style-name="ro1">
          <table:table-cell office:value-type="string">
            <text:p>mögen <text:s text:c="9"/>(meaning?)</text:p>
          </table:table-cell>
          <table:table-cell office:value-type="string">
            <text:p><text:s/>"to like; may (expressing a concession, or an uncertain possibility)" <text:s text:c="10"/>(related to may: compare may, might)</text:p>
          </table:table-cell>
        </table:table-row>
        <table:table-row table:style-name="ro1">
          <table:table-cell office:value-type="string">
            <text:p>müssen <text:s text:c="9"/>(meaning?)</text:p>
          </table:table-cell>
          <table:table-cell office:value-type="string">
            <text:p><text:s/>"to have to, to need to, must" <text:s text:c="10"/>(related to must)</text:p>
          </table:table-cell>
        </table:table-row>
        <table:table-row table:style-name="ro1">
          <table:table-cell office:value-type="string">
            <text:p>nehmen <text:s text:c="9"/>(meaning?)</text:p>
          </table:table-cell>
          <table:table-cell office:value-type="string">
            <text:p><text:s/>"to take" <text:s text:c="10"/></text:p>
          </table:table-cell>
        </table:table-row>
        <table:table-row table:style-name="ro1">
          <table:table-cell office:value-type="string">
            <text:p>nennen <text:s text:c="9"/>(meaning?)</text:p>
          </table:table-cell>
          <table:table-cell office:value-type="string">
            <text:p><text:s/>"to name, to call" <text:s text:c="10"/>(related to name)</text:p>
          </table:table-cell>
        </table:table-row>
        <table:table-row table:style-name="ro1">
          <table:table-cell office:value-type="string">
            <text:p>pfeifen <text:s text:c="9"/>(meaning?)</text:p>
          </table:table-cell>
          <table:table-cell office:value-type="string">
            <text:p><text:s/>"to whistle" <text:s text:c="10"/>(related to pipe)</text:p>
          </table:table-cell>
        </table:table-row>
        <table:table-row table:style-name="ro1">
          <table:table-cell office:value-type="string">
            <text:p>raten <text:s text:c="9"/>(meaning?)</text:p>
          </table:table-cell>
          <table:table-cell office:value-type="string">
            <text:p><text:s/>"to advise; to guess" <text:s text:c="10"/></text:p>
          </table:table-cell>
        </table:table-row>
        <table:table-row table:style-name="ro1">
          <table:table-cell office:value-type="string">
            <text:p>reiben <text:s text:c="9"/>(meaning?)</text:p>
          </table:table-cell>
          <table:table-cell office:value-type="string">
            <text:p><text:s/>"to rub; to grate" <text:s text:c="10"/></text:p>
          </table:table-cell>
        </table:table-row>
        <table:table-row table:style-name="ro1">
          <table:table-cell office:value-type="string">
            <text:p>reißen <text:s text:c="9"/>(meaning?)</text:p>
          </table:table-cell>
          <table:table-cell office:value-type="string">
            <text:p><text:s/>"to rip; to snatch; (of animals:) to kill" <text:s text:c="10"/></text:p>
          </table:table-cell>
        </table:table-row>
        <table:table-row table:style-name="ro1">
          <table:table-cell office:value-type="string">
            <text:p>reiten <text:s text:c="9"/>(meaning?)</text:p>
          </table:table-cell>
          <table:table-cell office:value-type="string">
            <text:p><text:s/>"to ride" <text:s text:c="10"/>(related: compare ride, rode, ridden)</text:p>
          </table:table-cell>
        </table:table-row>
        <table:table-row table:style-name="ro1">
          <table:table-cell office:value-type="string">
            <text:p>rennen <text:s text:c="9"/>(meaning?)</text:p>
          </table:table-cell>
          <table:table-cell office:value-type="string">
            <text:p><text:s/>"to run" <text:s text:c="10"/>(related: compare run, ran, run)</text:p>
          </table:table-cell>
        </table:table-row>
        <table:table-row table:style-name="ro1">
          <table:table-cell office:value-type="string">
            <text:p>riechen <text:s text:c="9"/>(meaning?)</text:p>
          </table:table-cell>
          <table:table-cell office:value-type="string">
            <text:p><text:s/>"to smell; to reek, to stink" <text:s text:c="10"/>(related to reek 'to stink':)</text:p>
          </table:table-cell>
        </table:table-row>
        <table:table-row table:style-name="ro1">
          <table:table-cell office:value-type="string">
            <text:p>rufen <text:s text:c="9"/>(meaning?)</text:p>
          </table:table-cell>
          <table:table-cell office:value-type="string">
            <text:p><text:s/>"to shout" <text:s text:c="10"/></text:p>
          </table:table-cell>
        </table:table-row>
        <table:table-row table:style-name="ro1">
          <table:table-cell office:value-type="string">
            <text:p>schaffen <text:s text:c="9"/>(meaning?)</text:p>
          </table:table-cell>
          <table:table-cell office:value-type="string">
            <text:p><text:s/>"to create" <text:s text:c="10"/>(related to shape 'to form': compare shape, shaped, shaped/shapen)</text:p>
          </table:table-cell>
        </table:table-row>
        <table:table-row table:style-name="ro1">
          <table:table-cell office:value-type="string">
            <text:p>scheiden <text:s text:c="9"/>(meaning?)</text:p>
          </table:table-cell>
          <table:table-cell office:value-type="string">
            <text:p><text:s/>"to dissolve, to divorce" <text:s text:c="10"/></text:p>
          </table:table-cell>
        </table:table-row>
        <table:table-row table:style-name="ro1">
          <table:table-cell office:value-type="string">
            <text:p>scheinen <text:s text:c="9"/>(meaning?)</text:p>
          </table:table-cell>
          <table:table-cell office:value-type="string">
            <text:p><text:s/>"to shine, gleam; to seem, to appear" <text:s text:c="10"/>(related to shine)</text:p>
          </table:table-cell>
        </table:table-row>
        <table:table-row table:style-name="ro1">
          <table:table-cell office:value-type="string">
            <text:p>schieben <text:s text:c="9"/>(meaning?)</text:p>
          </table:table-cell>
          <table:table-cell office:value-type="string">
            <text:p><text:s/>"to push, to shove" <text:s text:c="10"/>(related to shove)</text:p>
          </table:table-cell>
        </table:table-row>
        <table:table-row table:style-name="ro1">
          <table:table-cell office:value-type="string">
            <text:p>schießen <text:s text:c="9"/>(meaning?)</text:p>
          </table:table-cell>
          <table:table-cell office:value-type="string">
            <text:p><text:s/>"to shoot" <text:s text:c="10"/>(related: compare shoot, shot, shot))</text:p>
          </table:table-cell>
        </table:table-row>
        <table:table-row table:style-name="ro1">
          <table:table-cell office:value-type="string">
            <text:p>schlafen <text:s text:c="9"/>(meaning?)</text:p>
          </table:table-cell>
          <table:table-cell office:value-type="string">
            <text:p><text:s/>"to sleep" <text:s text:c="10"/>(related)</text:p>
          </table:table-cell>
        </table:table-row>
        <table:table-row table:style-name="ro1">
          <table:table-cell office:value-type="string">
            <text:p>schlagen <text:s text:c="9"/>(meaning?)</text:p>
          </table:table-cell>
          <table:table-cell office:value-type="string">
            <text:p><text:s/>"to beat, to hit; to defeat" <text:s text:c="10"/>(related to slay: compare slay, slew, slain)</text:p>
          </table:table-cell>
        </table:table-row>
        <table:table-row table:style-name="ro1">
          <table:table-cell office:value-type="string">
            <text:p>schließen <text:s text:c="9"/>(meaning?)</text:p>
          </table:table-cell>
          <table:table-cell office:value-type="string">
            <text:p><text:s/>"to close; to lock; to conclude" <text:s text:c="10"/></text:p>
          </table:table-cell>
        </table:table-row>
        <table:table-row table:style-name="ro1">
          <table:table-cell office:value-type="string">
            <text:p>schneiden <text:s text:c="9"/>(meaning?)</text:p>
          </table:table-cell>
          <table:table-cell office:value-type="string">
            <text:p><text:s/>"to cut; to intersect" <text:s text:c="10"/></text:p>
          </table:table-cell>
        </table:table-row>
        <table:table-row table:style-name="ro1">
          <table:table-cell office:value-type="string">
            <text:p>schreiben <text:s text:c="9"/>(meaning?)</text:p>
          </table:table-cell>
          <table:table-cell office:value-type="string">
            <text:p><text:s/>"to write; to spell" <text:s text:c="10"/>(distantly related to scribe, script etc.)</text:p>
          </table:table-cell>
        </table:table-row>
        <table:table-row table:style-name="ro1">
          <table:table-cell office:value-type="string">
            <text:p>schreien <text:s text:c="9"/>(meaning?)</text:p>
          </table:table-cell>
          <table:table-cell office:value-type="string">
            <text:p><text:s/>"to scream, to shout" <text:s text:c="10"/>(related to scream)</text:p>
          </table:table-cell>
        </table:table-row>
        <table:table-row table:style-name="ro1">
          <table:table-cell office:value-type="string">
            <text:p>schweigen <text:s text:c="9"/>(meaning?)</text:p>
          </table:table-cell>
          <table:table-cell office:value-type="string">
            <text:p><text:s/>"to be silent, to keep quiet, to stop talking, to shut up" <text:s text:c="10"/></text:p>
          </table:table-cell>
        </table:table-row>
        <table:table-row table:style-name="ro1">
          <table:table-cell office:value-type="string">
            <text:p>schwellen <text:s text:c="9"/>(meaning?)</text:p>
          </table:table-cell>
          <table:table-cell office:value-type="string">
            <text:p><text:s/>"to swell" <text:s text:c="10"/>(related: compare swell, swole, swollen)</text:p>
          </table:table-cell>
        </table:table-row>
        <table:table-row table:style-name="ro1">
          <table:table-cell office:value-type="string">
            <text:p>schwimmen <text:s text:c="9"/>(meaning?)</text:p>
          </table:table-cell>
          <table:table-cell office:value-type="string">
            <text:p><text:s/>"to swim; to float" <text:s text:c="10"/>(related to swim: compare swim, swam, swum)</text:p>
          </table:table-cell>
        </table:table-row>
        <table:table-row table:style-name="ro1">
          <table:table-cell office:value-type="string">
            <text:p>schwingen <text:s text:c="9"/>(meaning?)</text:p>
          </table:table-cell>
          <table:table-cell office:value-type="string">
            <text:p><text:s/>"to swing; to wave" <text:s text:c="10"/>(related to swing: compare swing, swung, swung)</text:p>
          </table:table-cell>
        </table:table-row>
        <table:table-row table:style-name="ro1">
          <table:table-cell office:value-type="string">
            <text:p>schwören <text:s text:c="9"/>(meaning?)</text:p>
          </table:table-cell>
          <table:table-cell office:value-type="string">
            <text:p><text:s/>"to swear, to take an oath" <text:s text:c="10"/>(related to swear: compare swear, swore, sworn)</text:p>
          </table:table-cell>
        </table:table-row>
        <table:table-row table:style-name="ro1">
          <table:table-cell office:value-type="string">
            <text:p>sehen <text:s text:c="9"/>(meaning?)</text:p>
          </table:table-cell>
          <table:table-cell office:value-type="string">
            <text:p><text:s/>"to see" <text:s text:c="10"/>(related: compare see, saw, seen)</text:p>
          </table:table-cell>
        </table:table-row>
        <table:table-row table:style-name="ro1">
          <table:table-cell office:value-type="string">
            <text:p>sein <text:s text:c="9"/>(meaning?)</text:p>
          </table:table-cell>
          <table:table-cell office:value-type="string">
            <text:p><text:s/>"to be; to exist" <text:s text:c="10"/>(related: compare was, were)</text:p>
          </table:table-cell>
        </table:table-row>
        <table:table-row table:style-name="ro1">
          <table:table-cell office:value-type="string">
            <text:p>singen <text:s text:c="9"/>(meaning?)</text:p>
          </table:table-cell>
          <table:table-cell office:value-type="string">
            <text:p><text:s/>"to sing" <text:s text:c="10"/>(related: compare sing, sang, sung)</text:p>
          </table:table-cell>
        </table:table-row>
        <table:table-row table:style-name="ro1">
          <table:table-cell office:value-type="string">
            <text:p>sinken <text:s text:c="9"/>(meaning?)</text:p>
          </table:table-cell>
          <table:table-cell office:value-type="string">
            <text:p><text:s/>"to sink; to fall, to drop" <text:s text:c="10"/>(related to sink: compare sink, sank, sunk)</text:p>
          </table:table-cell>
        </table:table-row>
        <table:table-row table:style-name="ro1">
          <table:table-cell office:value-type="string">
            <text:p>sitzen <text:s text:c="9"/>(meaning?)</text:p>
          </table:table-cell>
          <table:table-cell office:value-type="string">
            <text:p><text:s/>"to sit" <text:s text:c="10"/>(related: compare sit, sat, sat)</text:p>
          </table:table-cell>
        </table:table-row>
        <table:table-row table:style-name="ro1">
          <table:table-cell office:value-type="string">
            <text:p>sollen <text:s text:c="9"/>(meaning?)</text:p>
          </table:table-cell>
          <table:table-cell office:value-type="string">
            <text:p><text:s/>"to be obligated to, ought, shall" <text:s text:c="10"/>(related to shall: compare shall, should)</text:p>
          </table:table-cell>
        </table:table-row>
        <table:table-row table:style-name="ro1">
          <table:table-cell office:value-type="string">
            <text:p>sprechen <text:s text:c="9"/>(meaning?)</text:p>
          </table:table-cell>
          <table:table-cell office:value-type="string">
            <text:p><text:s/>"to speak" <text:s text:c="10"/>(related: compare speak, spoke, spoken)</text:p>
          </table:table-cell>
        </table:table-row>
        <table:table-row table:style-name="ro1">
          <table:table-cell office:value-type="string">
            <text:p>springen <text:s text:c="9"/>(meaning?)</text:p>
          </table:table-cell>
          <table:table-cell office:value-type="string">
            <text:p><text:s/>"to jump" <text:s text:c="10"/>(related to spring: compare spring, sprang, sprung)</text:p>
          </table:table-cell>
        </table:table-row>
        <table:table-row table:style-name="ro1">
          <table:table-cell office:value-type="string">
            <text:p>stechen <text:s text:c="9"/>(meaning?)</text:p>
          </table:table-cell>
          <table:table-cell office:value-type="string">
            <text:p><text:s/>"to poke; to sting" <text:s text:c="10"/></text:p>
          </table:table-cell>
        </table:table-row>
        <table:table-row table:style-name="ro1">
          <table:table-cell office:value-type="string">
            <text:p>stehen <text:s text:c="9"/>(meaning?)</text:p>
          </table:table-cell>
          <table:table-cell office:value-type="string">
            <text:p><text:s/>"to stand" <text:s text:c="10"/>(related: compare stand, stood, stood)</text:p>
          </table:table-cell>
        </table:table-row>
        <table:table-row table:style-name="ro1">
          <table:table-cell office:value-type="string">
            <text:p>stehlen <text:s text:c="9"/>(meaning?)</text:p>
          </table:table-cell>
          <table:table-cell office:value-type="string">
            <text:p><text:s/>"to steal" <text:s text:c="10"/>(related: compare steal, stole, stolen)</text:p>
          </table:table-cell>
        </table:table-row>
        <table:table-row table:style-name="ro1">
          <table:table-cell office:value-type="string">
            <text:p>steigen <text:s text:c="9"/>(meaning?)</text:p>
          </table:table-cell>
          <table:table-cell office:value-type="string">
            <text:p><text:s/>"to ascend" <text:s text:c="10"/></text:p>
          </table:table-cell>
        </table:table-row>
        <table:table-row table:style-name="ro1">
          <table:table-cell office:value-type="string">
            <text:p>sterben <text:s text:c="9"/>(meaning?)</text:p>
          </table:table-cell>
          <table:table-cell office:value-type="string">
            <text:p><text:s/>"to die" <text:s text:c="10"/>(related to starve 'to die from lack of food')</text:p>
          </table:table-cell>
        </table:table-row>
        <table:table-row table:style-name="ro1">
          <table:table-cell office:value-type="string">
            <text:p>stinken <text:s text:c="9"/>(meaning?)</text:p>
          </table:table-cell>
          <table:table-cell office:value-type="string">
            <text:p><text:s/>"to stink, to reek" <text:s text:c="10"/>(related to stink: compare stink, stank, stunk)</text:p>
          </table:table-cell>
        </table:table-row>
        <table:table-row table:style-name="ro1">
          <table:table-cell office:value-type="string">
            <text:p>stoßen <text:s text:c="9"/>(meaning?)</text:p>
          </table:table-cell>
          <table:table-cell office:value-type="string">
            <text:p><text:s/>"to thrust; to bump" <text:s text:c="10"/></text:p>
          </table:table-cell>
        </table:table-row>
        <table:table-row table:style-name="ro1">
          <table:table-cell office:value-type="string">
            <text:p>streichen <text:s text:c="9"/>(meaning?)</text:p>
          </table:table-cell>
          <table:table-cell office:value-type="string">
            <text:p><text:s/>"to stroke; to cancel; to rub; to paint" <text:s text:c="10"/></text:p>
          </table:table-cell>
        </table:table-row>
        <table:table-row table:style-name="ro1">
          <table:table-cell office:value-type="string">
            <text:p>streiten <text:s text:c="9"/>(meaning?)</text:p>
          </table:table-cell>
          <table:table-cell office:value-type="string">
            <text:p><text:s/>"to argue, to fight, to quarrel" <text:s text:c="10"/></text:p>
          </table:table-cell>
        </table:table-row>
        <table:table-row table:style-name="ro1">
          <table:table-cell office:value-type="string">
            <text:p>tragen <text:s text:c="9"/>(meaning?)</text:p>
          </table:table-cell>
          <table:table-cell office:value-type="string">
            <text:p><text:s/>"to carry, to bear; to wear" <text:s text:c="10"/></text:p>
          </table:table-cell>
        </table:table-row>
        <table:table-row table:style-name="ro1">
          <table:table-cell office:value-type="string">
            <text:p>treffen <text:s text:c="9"/>(meaning?)</text:p>
          </table:table-cell>
          <table:table-cell office:value-type="string">
            <text:p><text:s/>"to meet; to hit; to affect" <text:s text:c="10"/></text:p>
          </table:table-cell>
        </table:table-row>
        <table:table-row table:style-name="ro1">
          <table:table-cell office:value-type="string">
            <text:p>treiben <text:s text:c="9"/>(meaning?)</text:p>
          </table:table-cell>
          <table:table-cell office:value-type="string">
            <text:p><text:s/>"to drive (e.g. livestock); to sprout; to urge; to drift" <text:s text:c="10"/>(related to drive 'to compel to move': compare drive, drove driven)</text:p>
          </table:table-cell>
        </table:table-row>
        <table:table-row table:style-name="ro1">
          <table:table-cell office:value-type="string">
            <text:p>treten <text:s text:c="9"/>(meaning?)</text:p>
          </table:table-cell>
          <table:table-cell office:value-type="string">
            <text:p><text:s/>"to step, (transitive:) to tread, to trample; to kick" <text:s text:c="10"/>(related to tread 'to walk on something': compare tread, trod, trodden)</text:p>
          </table:table-cell>
        </table:table-row>
        <table:table-row table:style-name="ro1">
          <table:table-cell office:value-type="string">
            <text:p>trinken <text:s text:c="9"/>(meaning?)</text:p>
          </table:table-cell>
          <table:table-cell office:value-type="string">
            <text:p><text:s/>"to drink" <text:s text:c="10"/>(related: compare drink, drank, drunk)</text:p>
          </table:table-cell>
        </table:table-row>
        <table:table-row table:style-name="ro1">
          <table:table-cell office:value-type="string">
            <text:p>trügen <text:s text:c="9"/>(meaning?)</text:p>
          </table:table-cell>
          <table:table-cell office:value-type="string">
            <text:p><text:s/>"to deceive, to be deceptive" <text:s text:c="10"/></text:p>
          </table:table-cell>
        </table:table-row>
        <table:table-row table:style-name="ro1">
          <table:table-cell office:value-type="string">
            <text:p>tun <text:s text:c="9"/>(meaning?)</text:p>
          </table:table-cell>
          <table:table-cell office:value-type="string">
            <text:p><text:s/>"to do" <text:s text:c="10"/>(related: compare do, did, done)</text:p>
          </table:table-cell>
        </table:table-row>
        <table:table-row table:style-name="ro1">
          <table:table-cell office:value-type="string">
            <text:p>verbergen <text:s text:c="9"/>(meaning?)</text:p>
          </table:table-cell>
          <table:table-cell office:value-type="string">
            <text:p><text:s/>"to hide (something), to conceal, to keep secret" <text:s text:c="10"/></text:p>
          </table:table-cell>
        </table:table-row>
        <table:table-row table:style-name="ro1">
          <table:table-cell office:value-type="string">
            <text:p>verderben <text:s text:c="9"/>(meaning?)</text:p>
          </table:table-cell>
          <table:table-cell office:value-type="string">
            <text:p><text:s/>"to ruin; (intransitive:) to spoil" <text:s text:c="10"/></text:p>
          </table:table-cell>
        </table:table-row>
        <table:table-row table:style-name="ro1">
          <table:table-cell office:value-type="string">
            <text:p>vergessen <text:s text:c="9"/>(meaning?)</text:p>
          </table:table-cell>
          <table:table-cell office:value-type="string">
            <text:p><text:s/>"to forget; to leave (i.e. to forget to take)" <text:s text:c="10"/>(related to forget: compare forget, forgot, forgotten)</text:p>
          </table:table-cell>
        </table:table-row>
        <table:table-row table:style-name="ro1">
          <table:table-cell office:value-type="string">
            <text:p>verlieren <text:s text:c="9"/>(meaning?)</text:p>
          </table:table-cell>
          <table:table-cell office:value-type="string">
            <text:p><text:s/>"to lose; to shed" <text:s text:c="10"/>(related to forlorn 'abandoned, deserted; miserable, lonely; hopeless')</text:p>
          </table:table-cell>
        </table:table-row>
        <table:table-row table:style-name="ro1">
          <table:table-cell office:value-type="string">
            <text:p>vermeiden <text:s text:c="9"/>(meaning?)</text:p>
          </table:table-cell>
          <table:table-cell office:value-type="string">
            <text:p><text:s/>"to avoid" <text:s text:c="10"/></text:p>
          </table:table-cell>
        </table:table-row>
        <table:table-row table:style-name="ro1">
          <table:table-cell office:value-type="string">
            <text:p>verschwinden <text:s text:c="9"/>(meaning?)</text:p>
          </table:table-cell>
          <table:table-cell office:value-type="string">
            <text:p><text:s/>"to disappear" <text:s text:c="10"/></text:p>
          </table:table-cell>
        </table:table-row>
        <table:table-row table:style-name="ro1">
          <table:table-cell office:value-type="string">
            <text:p>verzeihen <text:s text:c="9"/>(meaning?)</text:p>
          </table:table-cell>
          <table:table-cell office:value-type="string">
            <text:p><text:s/>"to forgive" <text:s text:c="10"/></text:p>
          </table:table-cell>
        </table:table-row>
        <table:table-row table:style-name="ro1">
          <table:table-cell office:value-type="string">
            <text:p>wachsen <text:s text:c="9"/>(meaning?)</text:p>
          </table:table-cell>
          <table:table-cell office:value-type="string">
            <text:p><text:s/>"to grow" <text:s text:c="10"/></text:p>
          </table:table-cell>
        </table:table-row>
        <table:table-row table:style-name="ro1">
          <table:table-cell office:value-type="string">
            <text:p>waschen <text:s text:c="9"/>(meaning?)</text:p>
          </table:table-cell>
          <table:table-cell office:value-type="string">
            <text:p><text:s/>"to wash" <text:s text:c="10"/>(related)</text:p>
          </table:table-cell>
        </table:table-row>
        <table:table-row table:style-name="ro1">
          <table:table-cell office:value-type="string">
            <text:p>werben <text:s text:c="9"/>(meaning?)</text:p>
          </table:table-cell>
          <table:table-cell office:value-type="string">
            <text:p><text:s/>"to promote, (with für:) to advertise" <text:s text:c="10"/></text:p>
          </table:table-cell>
        </table:table-row>
        <table:table-row table:style-name="ro1">
          <table:table-cell office:value-type="string">
            <text:p>werden <text:s text:c="9"/>(meaning?)</text:p>
          </table:table-cell>
          <table:table-cell office:value-type="string">
            <text:p><text:s/>"to be going to, will; to become; (forms the passive voice)"</text:p>
          </table:table-cell>
        </table:table-row>
        <table:table-row table:style-name="ro1">
          <table:table-cell office:value-type="string">
            <text:p>werfen <text:s text:c="9"/>(meaning?)</text:p>
          </table:table-cell>
          <table:table-cell office:value-type="string">
            <text:p><text:s/>"to throw; to cast, to project; (of animals:) to give birth" <text:s text:c="10"/></text:p>
          </table:table-cell>
        </table:table-row>
        <table:table-row table:style-name="ro1">
          <table:table-cell office:value-type="string">
            <text:p>wiegen <text:s text:c="9"/>(meaning?)</text:p>
          </table:table-cell>
          <table:table-cell office:value-type="string">
            <text:p><text:s/>"to weigh" <text:s text:c="10"/>(related)</text:p>
          </table:table-cell>
        </table:table-row>
        <table:table-row table:style-name="ro1">
          <table:table-cell office:value-type="string">
            <text:p>wissen <text:s text:c="9"/>(meaning?)</text:p>
          </table:table-cell>
          <table:table-cell office:value-type="string">
            <text:p><text:s/>"to know (something)" <text:s text:c="10"/>(related to witness 'someone who has seen something and who knows about it as a consequence')</text:p>
          </table:table-cell>
        </table:table-row>
        <table:table-row table:style-name="ro1">
          <table:table-cell office:value-type="string">
            <text:p>wollen <text:s text:c="9"/>(meaning?)</text:p>
          </table:table-cell>
          <table:table-cell office:value-type="string">
            <text:p><text:s/>"to want; to intend" <text:s text:c="10"/>(related to will 'faculty of choice' as in e.g. free will)</text:p>
          </table:table-cell>
        </table:table-row>
        <table:table-row table:style-name="ro1">
          <table:table-cell office:value-type="string">
            <text:p>ziehen <text:s text:c="9"/>(meaning?)</text:p>
          </table:table-cell>
          <table:table-cell office:value-type="string">
            <text:p><text:s/>"to pull; to drag; to draw; (intransitive:) to migrate" <text:s text:c="10"/></text:p>
          </table:table-cell>
        </table:table-row>
        <table:table-row table:style-name="ro1">
          <table:table-cell office:value-type="string">
            <text:p>zwingen <text:s text:c="9"/>(meaning?)</text:p>
          </table:table-cell>
          <table:table-cell office:value-type="string">
            <text:p><text:s/>"to force" <text:s text:c="10"/></text:p>
          </table:table-cell>
        </table:table-row>
        <table:table-row table:style-name="ro1">
          <table:table-cell office:value-type="string">
            <text:p>I am <text:s text:c="8"/>(present indicative — present subjunctive of sein) <text:s text:c="9"/>(German translation?)</text:p>
          </table:table-cell>
          <table:table-cell office:value-type="string">
            <text:p>ich bin — ich sei</text:p>
          </table:table-cell>
        </table:table-row>
        <table:table-row table:style-name="ro1">
          <table:table-cell office:value-type="string">
            <text:p>you are <text:s text:c="8"/>(singular) <text:s text:c="8"/>(present indicative — present subjunctive of sein) <text:s text:c="9"/>(German translation?)</text:p>
          </table:table-cell>
          <table:table-cell office:value-type="string">
            <text:p>du bist — du seiest</text:p>
          </table:table-cell>
        </table:table-row>
        <table:table-row table:style-name="ro1">
          <table:table-cell office:value-type="string">
            <text:p>you are <text:s text:c="8"/>(polite singular) <text:s text:c="8"/>(present indicative — present subjunctive of sein) <text:s text:c="9"/>(German translation?)</text:p>
          </table:table-cell>
          <table:table-cell office:value-type="string">
            <text:p>Sie sind — Sie seien <text:s text:c="9"/>(not: sie !)</text:p>
          </table:table-cell>
        </table:table-row>
        <table:table-row table:style-name="ro1">
          <table:table-cell office:value-type="string">
            <text:p>he/she/it is <text:s text:c="8"/>(present indicative — present subjunctive of sein) <text:s text:c="8"/>(German translation?)</text:p>
          </table:table-cell>
          <table:table-cell office:value-type="string">
            <text:p>er/sie/es ist — er/sie/es sei</text:p>
          </table:table-cell>
        </table:table-row>
        <table:table-row table:style-name="ro1">
          <table:table-cell office:value-type="string">
            <text:p>we are <text:s text:c="8"/>(present indicative — present subjunctive of sein) <text:s text:c="9"/>(German translation?)</text:p>
          </table:table-cell>
          <table:table-cell office:value-type="string">
            <text:p>wir sind — wir seien</text:p>
          </table:table-cell>
        </table:table-row>
        <table:table-row table:style-name="ro1">
          <table:table-cell office:value-type="string">
            <text:p>you are <text:s text:c="8"/>(plural) <text:s text:c="8"/>(present indicative — present subjunctive of sein) <text:s text:c="7"/>(German translation?)</text:p>
          </table:table-cell>
          <table:table-cell office:value-type="string">
            <text:p>ihr seid — ihr seiet</text:p>
          </table:table-cell>
        </table:table-row>
        <table:table-row table:style-name="ro1">
          <table:table-cell office:value-type="string">
            <text:p>they are <text:s text:c="8"/>(present indicative — present subjunctive of sein) <text:s text:c="9"/>(German translation?)</text:p>
          </table:table-cell>
          <table:table-cell office:value-type="string">
            <text:p>sie sind — sie seien</text:p>
          </table:table-cell>
        </table:table-row>
        <table:table-row table:style-name="ro1">
          <table:table-cell office:value-type="string">
            <text:p>Be! <text:s text:c="8"/>(singular) <text:s text:c="8"/>(polite present imperative of sein) <text:s text:c="9"/>(German translation?)</text:p>
          </table:table-cell>
          <table:table-cell office:value-type="string">
            <text:p>Seien Sie!</text:p>
          </table:table-cell>
        </table:table-row>
        <table:table-row table:style-name="ro1">
          <table:table-cell office:value-type="string">
            <text:p>Be! <text:s text:c="8"/>(plural) <text:s text:c="8"/>(present imperative of sein) <text:s text:c="9"/>(German translation?)</text:p>
          </table:table-cell>
          <table:table-cell office:value-type="string">
            <text:p>Seid!</text:p>
          </table:table-cell>
        </table:table-row>
        <table:table-row table:style-name="ro1">
          <table:table-cell office:value-type="string">
            <text:p>backen <text:s text:c="9"/>(forms?)</text:p>
          </table:table-cell>
          <table:table-cell office:value-type="string">
            <text:p>(INF:) backen ※ PRS1: back — er backt ※ PRS2: back — IMP: back! — PTT: er backte (conjugated like a regular verb!) ※ PTS: backte (conjugated like a regular verb!) — gebacken haben</text:p>
          </table:table-cell>
        </table:table-row>
        <table:table-row table:style-name="ro1">
          <table:table-cell office:value-type="string">
            <text:p>befehlen <text:s text:c="9"/>(forms?)</text:p>
          </table:table-cell>
          <table:table-cell office:value-type="string">
            <text:p>(INF:) befehlen ※ PRS1: befehl — er befiehlt ※ PRS2: befiehl — IMP: befiehl! — PTT: er befahl ※ PTS: befähl — befohlen haben</text:p>
          </table:table-cell>
        </table:table-row>
        <table:table-row table:style-name="ro1">
          <table:table-cell office:value-type="string">
            <text:p>beginnen <text:s text:c="9"/>(forms?)</text:p>
          </table:table-cell>
          <table:table-cell office:value-type="string">
            <text:p>(INF:) beginnen ※ PRS1: beginn — er beginnt ※ PRS2: beginn — IMP: beginn! — PTT: er begann ※ PTS: begänn — begonnen haben</text:p>
          </table:table-cell>
        </table:table-row>
        <table:table-row table:style-name="ro1">
          <table:table-cell office:value-type="string">
            <text:p>beißen <text:s text:c="9"/>(forms?)</text:p>
          </table:table-cell>
          <table:table-cell office:value-type="string">
            <text:p>(INF:) beißen ※ PRS1: beiß — er beißt ※ PRS2: beiß =&gt; du beißt (instead of ‡beißst !) — IMP: beiß! — PTT: er biss ※ PTS: biss — gebissen haben</text:p>
          </table:table-cell>
        </table:table-row>
        <table:table-row table:style-name="ro1">
          <table:table-cell office:value-type="string">
            <text:p>bekommen <text:s text:c="9"/>(forms?)</text:p>
          </table:table-cell>
          <table:table-cell office:value-type="string">
            <text:p>(INF:) bekommen ※ PRS1: bekomm — er bekommt ※ PRS2: bekomm — IMP: bekomm! — PTT: er bekam ※ PTS: bekäm — bekommen haben</text:p>
          </table:table-cell>
        </table:table-row>
        <table:table-row table:style-name="ro1">
          <table:table-cell office:value-type="string">
            <text:p>beweisen <text:s text:c="9"/>(forms?)</text:p>
          </table:table-cell>
          <table:table-cell office:value-type="string">
            <text:p>(INF:) beweisen ※ PRS1: beweis — er beweist ※ PRS2: beweis =&gt; du beweist (instead of ‡beweisst !) — IMP: beweis! — PTT: er bewies ※ PTS: bewies — bewiesen haben</text:p>
          </table:table-cell>
        </table:table-row>
        <table:table-row table:style-name="ro1">
          <table:table-cell office:value-type="string">
            <text:p>bewegen <text:s text:c="9"/>(forms?)</text:p>
          </table:table-cell>
          <table:table-cell office:value-type="string">
            <text:p>(INF:) bewegen ※ PRS1: beweg — er bewegt ※ PRS2: beweg — IMP: beweg! — PTT: er bewog ※ PTS: bewög — bewogen haben</text:p>
          </table:table-cell>
        </table:table-row>
        <table:table-row table:style-name="ro1">
          <table:table-cell office:value-type="string">
            <text:p>betrügen <text:s text:c="9"/>(forms?)</text:p>
          </table:table-cell>
          <table:table-cell office:value-type="string">
            <text:p>(INF:) betrügen ※ PRS1: betrüg — er betrügt ※ PRS2: betrüg — IMP: betrüg! — PTT: er betrog ※ PTS: betrög — betrogen haben</text:p>
          </table:table-cell>
        </table:table-row>
        <table:table-row table:style-name="ro1">
          <table:table-cell office:value-type="string">
            <text:p>biegen <text:s text:c="9"/>(forms?)</text:p>
          </table:table-cell>
          <table:table-cell office:value-type="string">
            <text:p>(INF:) biegen ※ PRS1: bieg — er biegt ※ PRS2: bieg — IMP: bieg! — PTT: er bog ※ PTS: bög — gebogen haben</text:p>
          </table:table-cell>
        </table:table-row>
        <table:table-row table:style-name="ro1">
          <table:table-cell office:value-type="string">
            <text:p>bieten <text:s text:c="9"/>(forms?)</text:p>
          </table:table-cell>
          <table:table-cell office:value-type="string">
            <text:p>(INF:) bieten ※ PRS1: biet — er bietet ※ PRS2: biete — IMP: biet! — PTT: er bot ※ PTS: böt — geboten haben</text:p>
          </table:table-cell>
        </table:table-row>
        <table:table-row table:style-name="ro1">
          <table:table-cell office:value-type="string">
            <text:p>binden <text:s text:c="9"/>(forms?)</text:p>
          </table:table-cell>
          <table:table-cell office:value-type="string">
            <text:p>(INF:) binden ※ PRS1: bind — er bindet ※ PRS2: binde — IMP: bind! — PTT: er band ※ PTS: bänd — gebunden haben</text:p>
          </table:table-cell>
        </table:table-row>
        <table:table-row table:style-name="ro1">
          <table:table-cell office:value-type="string">
            <text:p>bitten <text:s text:c="9"/>(forms?)</text:p>
          </table:table-cell>
          <table:table-cell office:value-type="string">
            <text:p>(INF:) bitten ※ PRS1: bitt — er bittet ※ PRS2: bitte — IMP: bitt! — PTT: er bat ※ PTS: bät — gebeten haben</text:p>
          </table:table-cell>
        </table:table-row>
        <table:table-row table:style-name="ro1">
          <table:table-cell office:value-type="string">
            <text:p>blasen <text:s text:c="9"/>(forms?)</text:p>
          </table:table-cell>
          <table:table-cell office:value-type="string">
            <text:p>(INF:) blasen ※ PRS1: blas — er bläst ※ PRS2: bläs =&gt; du bläst (instead of ‡blässt !) — IMP: blas! — PTT: er blies ※ PTS: blies — geblasen haben</text:p>
          </table:table-cell>
        </table:table-row>
        <table:table-row table:style-name="ro1">
          <table:table-cell office:value-type="string">
            <text:p>bleiben <text:s text:c="9"/>(forms?)</text:p>
          </table:table-cell>
          <table:table-cell office:value-type="string">
            <text:p>(INF:) bleiben ※ PRS1: bleib — er bleibt ※ PRS2: bleib — IMP: bleib! — PTT: er blieb ※ PTS: blieb — geblieben sein</text:p>
          </table:table-cell>
        </table:table-row>
        <table:table-row table:style-name="ro1">
          <table:table-cell office:value-type="string">
            <text:p>braten <text:s text:c="9"/>(forms?)</text:p>
          </table:table-cell>
          <table:table-cell office:value-type="string">
            <text:p>(INF:) braten ※ PRS1: brat — er brät ※ PRS2: brät (instead of ‡brä !) — IMP: brat! — PTT: er briet ※ PTS: briet — gebraten haben</text:p>
          </table:table-cell>
        </table:table-row>
        <table:table-row table:style-name="ro1">
          <table:table-cell office:value-type="string">
            <text:p>brechen <text:s text:c="9"/>(forms?)</text:p>
          </table:table-cell>
          <table:table-cell office:value-type="string">
            <text:p>(INF:) brechen ※ PRS1: brech — er bricht ※ PRS2: brich — IMP: brich! — PTT: er brach ※ PTS: bräch — gebrochen haben</text:p>
          </table:table-cell>
        </table:table-row>
        <table:table-row table:style-name="ro1">
          <table:table-cell office:value-type="string">
            <text:p>brennen <text:s text:c="9"/>(forms?)</text:p>
          </table:table-cell>
          <table:table-cell office:value-type="string">
            <text:p>(INF:) brennen ※ PRS1: brenn — er brennt ※ PRS2: brenn — IMP: brenn! — PTT: er brannte (conjugated like a regular verb!) ※ PTS: brennte (conjugated like a regular verb; instead of ‡brannte !) — gebrannt haben</text:p>
          </table:table-cell>
        </table:table-row>
        <table:table-row table:style-name="ro1">
          <table:table-cell office:value-type="string">
            <text:p>bringen <text:s text:c="9"/>(forms?)</text:p>
          </table:table-cell>
          <table:table-cell office:value-type="string">
            <text:p>(INF:) bringen ※ PRS1: bring — er bringt ※ PRS2: bring — IMP: bring! — PTT: er brachte (conjugated like a regular verb!) ※ PTS: brächte (conjugated like a regular verb; instead of ‡brachte !) — gebracht haben</text:p>
          </table:table-cell>
        </table:table-row>
        <table:table-row table:style-name="ro1">
          <table:table-cell office:value-type="string">
            <text:p>denken <text:s text:c="9"/>(forms?)</text:p>
          </table:table-cell>
          <table:table-cell office:value-type="string">
            <text:p>(INF:) denken ※ PRS1: denk — er denkt ※ PRS2: denk — IMP: denk! — PTT: er dachte (conjugated like a regular verb!) ※ PTS: dächte (conjugated like a regular verb; instead of ‡dachte !) — gedacht haben</text:p>
          </table:table-cell>
        </table:table-row>
        <table:table-row table:style-name="ro1">
          <table:table-cell office:value-type="string">
            <text:p>dürfen <text:s text:c="9"/>(forms?)</text:p>
          </table:table-cell>
          <table:table-cell office:value-type="string">
            <text:p>(INF:) dürfen ※ PRS1: dürf =&gt; however: ich darf (instead of ich ‡dürfe !) — er darf (instead of ‡darft !) ※ PRS2: darf — IMP: N/A (doesn't exist!) — PTT: er durfte (conjugated like a regular verb!) ※ PTS: dürfte (conjugated like a regular verb; instead of ‡durfte !) — gedurft haben</text:p>
          </table:table-cell>
        </table:table-row>
        <table:table-row table:style-name="ro1">
          <table:table-cell office:value-type="string">
            <text:p>empfehlen <text:s text:c="9"/>(forms?)</text:p>
          </table:table-cell>
          <table:table-cell office:value-type="string">
            <text:p>(INF:) empfehlen ※ PRS1: empfehl — er empfiehlt ※ PRS2: empfiehl — IMP: empfiehl! — PTT: er empfahl ※ PTS: empfähl — empfohlen haben</text:p>
          </table:table-cell>
        </table:table-row>
        <table:table-row table:style-name="ro1">
          <table:table-cell office:value-type="string">
            <text:p>essen <text:s text:c="9"/>(forms?)</text:p>
          </table:table-cell>
          <table:table-cell office:value-type="string">
            <text:p>(INF:) essen ※ PRS1: ess — er isst ※ PRS2: iss = du isst (istead of issst !) — IMP: iss! — PTT: er aß ※ PTS: äß — gegessen haben</text:p>
          </table:table-cell>
        </table:table-row>
        <table:table-row table:style-name="ro1">
          <table:table-cell office:value-type="string">
            <text:p>fahren <text:s text:c="9"/>(forms?)</text:p>
          </table:table-cell>
          <table:table-cell office:value-type="string">
            <text:p>(INF:) fahren ※ PRS1: fahr — er fährt ※ PRS2: fähr — IMP: fahr! — PTT: er fuhr ※ PTS: führ — gefahren haben (transitive), gefahren sein (intransitive)</text:p>
          </table:table-cell>
        </table:table-row>
        <table:table-row table:style-name="ro1">
          <table:table-cell office:value-type="string">
            <text:p>fallen <text:s text:c="9"/>(forms?)</text:p>
          </table:table-cell>
          <table:table-cell office:value-type="string">
            <text:p>(INF:) fallen ※ PRS1: fall — er fällt ※ PRS2: fäll — IMP: fall! — PTT: er fiel ※ PTS: fiel — gefallen sein</text:p>
          </table:table-cell>
        </table:table-row>
        <table:table-row table:style-name="ro1">
          <table:table-cell office:value-type="string">
            <text:p>fangen <text:s text:c="9"/>(forms?)</text:p>
          </table:table-cell>
          <table:table-cell office:value-type="string">
            <text:p>(INF:) fangen ※ PRS1: fang — er fängt ※ PRS2: fäng — IMP: fang! — PTT: er fing ※ PTS: fing — gefangen haben</text:p>
          </table:table-cell>
        </table:table-row>
        <table:table-row table:style-name="ro1">
          <table:table-cell office:value-type="string">
            <text:p>finden <text:s text:c="9"/>(forms?)</text:p>
          </table:table-cell>
          <table:table-cell office:value-type="string">
            <text:p>(INF:) finden ※ PRS1: find — er findet ※ PRS2: finde — IMP: find! — PTT: er fand ※ PTS: fänd — gefunden haben</text:p>
          </table:table-cell>
        </table:table-row>
        <table:table-row table:style-name="ro1">
          <table:table-cell office:value-type="string">
            <text:p>fliegen <text:s text:c="9"/>(forms?)</text:p>
          </table:table-cell>
          <table:table-cell office:value-type="string">
            <text:p>(INF:) fliegen ※ PRS1: flieg — er fliegt ※ PRS2: flieg — IMP: flieg! — PTT: er flog ※ PTS: flög — geflogen haben (transitive), geflogen sein (intransitive)</text:p>
          </table:table-cell>
        </table:table-row>
        <table:table-row table:style-name="ro1">
          <table:table-cell office:value-type="string">
            <text:p>fliehen <text:s text:c="9"/>(forms?)</text:p>
          </table:table-cell>
          <table:table-cell office:value-type="string">
            <text:p>(INF:) fliehen ※ PRS1: flieh — er flieht ※ PRS2: flieh — IMP: flieh! — PTT: er floh ※ PTS: flöh — geflohen sein</text:p>
          </table:table-cell>
        </table:table-row>
        <table:table-row table:style-name="ro1">
          <table:table-cell office:value-type="string">
            <text:p>fließen <text:s text:c="9"/>(forms?)</text:p>
          </table:table-cell>
          <table:table-cell office:value-type="string">
            <text:p>(INF:) fließen ※ PRS1: fließ — er fließt ※ PRS2: fließ =&gt; du fließt (instead of ‡fließst !) — IMP: fließ! — PTT: er floss ※ PTS: flöss — geflossen sein</text:p>
          </table:table-cell>
        </table:table-row>
        <table:table-row table:style-name="ro1">
          <table:table-cell office:value-type="string">
            <text:p>fressen <text:s text:c="9"/>(forms?)</text:p>
          </table:table-cell>
          <table:table-cell office:value-type="string">
            <text:p>(INF:) fressen ※ PRS1: fress — er frisst ※ PRS2: friss =&gt; du frisst (instead of ‡frissst !) — IMP: friss! — PTT: er fraß ※ PTS: fräß — gefressen haben</text:p>
          </table:table-cell>
        </table:table-row>
        <table:table-row table:style-name="ro1">
          <table:table-cell office:value-type="string">
            <text:p>frieren <text:s text:c="9"/>(forms?)</text:p>
          </table:table-cell>
          <table:table-cell office:value-type="string">
            <text:p>(INF:) frieren ※ PRS1: frier — er friert ※ PRS2: frier — IMP: frier! — PTT: er fror ※ PTS: frör — gefroren haben</text:p>
          </table:table-cell>
        </table:table-row>
        <table:table-row table:style-name="ro1">
          <table:table-cell office:value-type="string">
            <text:p>geben <text:s text:c="9"/>(forms?)</text:p>
          </table:table-cell>
          <table:table-cell office:value-type="string">
            <text:p>(INF:) geben ※ PRS1: geb — er gibt ※ PRS2: gib — IMP: gib! — PTT: er gab ※ PTS: gäb — gegeben haben</text:p>
          </table:table-cell>
        </table:table-row>
        <table:table-row table:style-name="ro1">
          <table:table-cell office:value-type="string">
            <text:p>gedeihen <text:s text:c="9"/>(forms?)</text:p>
          </table:table-cell>
          <table:table-cell office:value-type="string">
            <text:p>(INF:) gedeihen ※ PRS1: gedeih — er gedeiht ※ PRS2: gedeih — IMP: gedeih! — PTT: er gedieh ※ PTS: gedieh — gediehen sein</text:p>
          </table:table-cell>
        </table:table-row>
        <table:table-row table:style-name="ro1">
          <table:table-cell office:value-type="string">
            <text:p>gehen <text:s text:c="9"/>(forms?)</text:p>
          </table:table-cell>
          <table:table-cell office:value-type="string">
            <text:p>(INF:) gehen ※ PRS1: geh — er geht ※ PRS2: geh — IMP: geh! — PTT: er ging ※ PTS: ging — gegangen sein</text:p>
          </table:table-cell>
        </table:table-row>
        <table:table-row table:style-name="ro1">
          <table:table-cell office:value-type="string">
            <text:p>gelingen <text:s text:c="9"/>(forms?)</text:p>
          </table:table-cell>
          <table:table-cell office:value-type="string">
            <text:p>(INF:) gelingen ※ PRS1: geling — er gelingt ※ PRS2: geling — IMP: geling! — PTT: er gelang ※ PTS: geläng — gelungen sein</text:p>
          </table:table-cell>
        </table:table-row>
        <table:table-row table:style-name="ro1">
          <table:table-cell office:value-type="string">
            <text:p>gelten <text:s text:c="9"/>(forms?)</text:p>
          </table:table-cell>
          <table:table-cell office:value-type="string">
            <text:p>(INF:) gelten ※ PRS1: gelt — er gilt ※ PRS2: gilt (instead of ‡gil !) <text:s/>— IMP: gilt! — PTT: er galt ※ PTS: gält — gegolten haben</text:p>
          </table:table-cell>
        </table:table-row>
        <table:table-row table:style-name="ro1">
          <table:table-cell office:value-type="string">
            <text:p>genießen <text:s text:c="9"/>(forms?)</text:p>
          </table:table-cell>
          <table:table-cell office:value-type="string">
            <text:p>(INF:) genießen ※ PRS1: genieß — er genießt ※ PRS2: genieß =&gt; du genießt (instead of ‡genießst !) — IMP: genieß! — PTT: er genoss ※ PTS: genöss — genossen haben</text:p>
          </table:table-cell>
        </table:table-row>
        <table:table-row table:style-name="ro1">
          <table:table-cell office:value-type="string">
            <text:p>geraten <text:s text:c="9"/>(forms?)</text:p>
          </table:table-cell>
          <table:table-cell office:value-type="string">
            <text:p>(INF:) geraten ※ PRS1: gerat — er gerät ※ PRS2: gerät (instead of ‡gerä !) <text:s/>— IMP: gerat! — PTT: er geriet ※ PTS: geriet — geraten sein</text:p>
          </table:table-cell>
        </table:table-row>
        <table:table-row table:style-name="ro1">
          <table:table-cell office:value-type="string">
            <text:p>geschehen <text:s text:c="9"/>(forms?)</text:p>
          </table:table-cell>
          <table:table-cell office:value-type="string">
            <text:p>(INF:) geschehen ※ PRS1: gescheh — er geschieht ※ PRS2: geschieh — IMP: geschieh! — PTT: er geschah ※ PTS: geschäh — geschehen sein</text:p>
          </table:table-cell>
        </table:table-row>
        <table:table-row table:style-name="ro1">
          <table:table-cell office:value-type="string">
            <text:p>gewinnen <text:s text:c="9"/>(forms?)</text:p>
          </table:table-cell>
          <table:table-cell office:value-type="string">
            <text:p>(INF:) gewinnen ※ PRS1: gewinn — er gewinnt ※ PRS2: gewinn — IMP: gewinn! — PTT: er gewann ※ PTS: gewänn — gewonnen haben</text:p>
          </table:table-cell>
        </table:table-row>
        <table:table-row table:style-name="ro1">
          <table:table-cell office:value-type="string">
            <text:p>gießen <text:s text:c="9"/>(forms?)</text:p>
          </table:table-cell>
          <table:table-cell office:value-type="string">
            <text:p>(INF:) gießen ※ PRS1: gieß — er gießt ※ PRS2: gieß =&gt; du gießt (instead of ‡gießst !) — IMP: gieß! — PTT: er goss ※ PTS: göss — gegossen haben</text:p>
          </table:table-cell>
        </table:table-row>
        <table:table-row table:style-name="ro1">
          <table:table-cell office:value-type="string">
            <text:p>gleichen <text:s text:c="9"/>(forms?)</text:p>
          </table:table-cell>
          <table:table-cell office:value-type="string">
            <text:p>(INF:) gleichen ※ PRS1: gleich — er gleicht ※ PRS2: gleich — IMP: gleich! — PTT: er glich ※ PTS: glich — geglichen haben</text:p>
          </table:table-cell>
        </table:table-row>
        <table:table-row table:style-name="ro1">
          <table:table-cell office:value-type="string">
            <text:p>gleiten <text:s text:c="9"/>(forms?)</text:p>
          </table:table-cell>
          <table:table-cell office:value-type="string">
            <text:p>(INF:) gleiten ※ PRS1: gleit — er gleitet ※ PRS2: gleite — IMP: gleit! — PTT: er glitt ※ PTS: glitt — geglitten sein</text:p>
          </table:table-cell>
        </table:table-row>
        <table:table-row table:style-name="ro1">
          <table:table-cell office:value-type="string">
            <text:p>graben <text:s text:c="9"/>(forms?)</text:p>
          </table:table-cell>
          <table:table-cell office:value-type="string">
            <text:p>(INF:) graben ※ PRS1: grab — er gräbt ※ PRS2: gräb — IMP: grab! — PTT: er grub ※ PTS: grüb — gegraben haben</text:p>
          </table:table-cell>
        </table:table-row>
        <table:table-row table:style-name="ro1">
          <table:table-cell office:value-type="string">
            <text:p>greifen <text:s text:c="9"/>(forms?)</text:p>
          </table:table-cell>
          <table:table-cell office:value-type="string">
            <text:p>(INF:) greifen ※ PRS1: greif — er greift ※ PRS2: greif — IMP: greif! — PTT: er griff ※ PTS: griff — gegriffen haben</text:p>
          </table:table-cell>
        </table:table-row>
        <table:table-row table:style-name="ro1">
          <table:table-cell office:value-type="string">
            <text:p>haben <text:s text:c="9"/>(forms?)</text:p>
          </table:table-cell>
          <table:table-cell office:value-type="string">
            <text:p>(INF:) haben ※ PRS1: hab — er hat ※ PRS2: ha — IMP: hab! — PTT: er hatte (conjugated like a regular verb) ※ PTS: hätte (conjugated like a regular verb; instead of ‡hatte !) — gehabt haben</text:p>
          </table:table-cell>
        </table:table-row>
        <table:table-row table:style-name="ro1">
          <table:table-cell office:value-type="string">
            <text:p>halten <text:s text:c="9"/>(forms?)</text:p>
          </table:table-cell>
          <table:table-cell office:value-type="string">
            <text:p>(INF:) halten ※ PRS1: halt — er hält ※ PRS2: hält (instead of ‡häl !) <text:s/>— IMP: halt! — PTT: er hielt ※ PTS: hielt — gehalten haben</text:p>
          </table:table-cell>
        </table:table-row>
        <table:table-row table:style-name="ro1">
          <table:table-cell office:value-type="string">
            <text:p>hängen <text:s text:c="9"/>(forms?)</text:p>
          </table:table-cell>
          <table:table-cell office:value-type="string">
            <text:p>(INF:) hängen ※ PRS1: häng — er hängt ※ PRS2: häng — IMP: häng! — PTT: er hing ※ PTS: hing — gehangen haben</text:p>
          </table:table-cell>
        </table:table-row>
        <table:table-row table:style-name="ro1">
          <table:table-cell office:value-type="string">
            <text:p>heben <text:s text:c="9"/>(forms?)</text:p>
          </table:table-cell>
          <table:table-cell office:value-type="string">
            <text:p>(INF:) heben ※ PRS1: heb — er hebt ※ PRS2: heb — IMP: heb! — PTT: er hob ※ PTS: höbe — gehoben haben</text:p>
          </table:table-cell>
        </table:table-row>
        <table:table-row table:style-name="ro1">
          <table:table-cell office:value-type="string">
            <text:p>heißen <text:s text:c="9"/>(forms?)</text:p>
          </table:table-cell>
          <table:table-cell office:value-type="string">
            <text:p>(INF:) heißen ※ PRS1: heiß — er heißt ※ PRS2: heiß =&gt; du heißt (instead of ‡heißst !) — IMP: heiß! — PTT: er hieß ※ PTS: hieß — geheißen haben</text:p>
          </table:table-cell>
        </table:table-row>
        <table:table-row table:style-name="ro1">
          <table:table-cell office:value-type="string">
            <text:p>helfen <text:s text:c="9"/>(forms?)</text:p>
          </table:table-cell>
          <table:table-cell office:value-type="string">
            <text:p>(INF:) helfen ※ PRS1: helf — er hilft ※ PRS2: hilf — IMP: hilf! — PTT: er half ※ PTS: hälf — geholfen haben</text:p>
          </table:table-cell>
        </table:table-row>
        <table:table-row table:style-name="ro1">
          <table:table-cell office:value-type="string">
            <text:p>kennen <text:s text:c="9"/>(forms?)</text:p>
          </table:table-cell>
          <table:table-cell office:value-type="string">
            <text:p>(INF:) kennen ※ PRS1: kenn — er kennt ※ PRS2: kenn — IMP: kenn! — PTT: er kannte (conjugated like a regular verb) ※ PTS: kennte (conjugated like a regular verb; instead of ‡kannte !) — gekannt haben</text:p>
          </table:table-cell>
        </table:table-row>
        <table:table-row table:style-name="ro1">
          <table:table-cell office:value-type="string">
            <text:p>klingen <text:s text:c="9"/>(forms?)</text:p>
          </table:table-cell>
          <table:table-cell office:value-type="string">
            <text:p>(INF:) klingen ※ PRS1: kling — er klingt ※ PRS2: kling — IMP: kling! — PTT: er klang ※ PTS: kläng — geklungen haben</text:p>
          </table:table-cell>
        </table:table-row>
        <table:table-row table:style-name="ro1">
          <table:table-cell office:value-type="string">
            <text:p>kommen <text:s text:c="9"/>(forms?)</text:p>
          </table:table-cell>
          <table:table-cell office:value-type="string">
            <text:p>(INF:) kommen ※ PRS1: komm — er kommt ※ PRS2: komm — IMP: komm! — PTT: er kam ※ PTS: käm — gekommen sein</text:p>
          </table:table-cell>
        </table:table-row>
        <table:table-row table:style-name="ro1">
          <table:table-cell office:value-type="string">
            <text:p>können <text:s text:c="9"/>(forms?)</text:p>
          </table:table-cell>
          <table:table-cell office:value-type="string">
            <text:p>(INF:) können ※ PRS1: könn =&gt; however: ich kann (instead of ich ‡könne !) — er kann (instead of ‡kannt !) ※ PRS2: kann — IMP: N/A (doesn't exist!) — PTT: er konnte (conjugated like a regular verb!) ※ PTS: könnte (conjugated like a regular verb; instead of ‡konnte !) — gekonnt haben</text:p>
          </table:table-cell>
        </table:table-row>
        <table:table-row table:style-name="ro1">
          <table:table-cell office:value-type="string">
            <text:p>kriechen <text:s text:c="9"/>(forms?)</text:p>
          </table:table-cell>
          <table:table-cell office:value-type="string">
            <text:p>(INF:) kriechen ※ PRS1: kriech — er kriecht ※ PRS2: kriech — IMP: kriech! — PTT: er kroch ※ PTS: kröch — gekrochen sein</text:p>
          </table:table-cell>
        </table:table-row>
        <table:table-row table:style-name="ro1">
          <table:table-cell office:value-type="string">
            <text:p>laden <text:s text:c="9"/>(forms?)</text:p>
          </table:table-cell>
          <table:table-cell office:value-type="string">
            <text:p>(INF:) laden ※ PRS1: lad — er lädt (instead of ‡ladet !) <text:s/>※ PRS2: läd — IMP: lad! — PTT: er lud ※ PTS: lüd — geladen haben</text:p>
          </table:table-cell>
        </table:table-row>
        <table:table-row table:style-name="ro1">
          <table:table-cell office:value-type="string">
            <text:p>lassen <text:s text:c="9"/>(forms?)</text:p>
          </table:table-cell>
          <table:table-cell office:value-type="string">
            <text:p>(INF:) lassen ※ PRS1: lass — er lässt ※ PRS2: läss =&gt; du lässt (instead of ‡lässst !) — IMP: lass! — PTT: er ließ ※ PTS: ließ — gelassen haben</text:p>
          </table:table-cell>
        </table:table-row>
        <table:table-row table:style-name="ro1">
          <table:table-cell office:value-type="string">
            <text:p>laufen <text:s text:c="9"/>(forms?)</text:p>
          </table:table-cell>
          <table:table-cell office:value-type="string">
            <text:p>(INF:) laufen ※ PRS1: lauf — er läuft ※ PRS2: läuf — IMP: lauf! — PTT: er lief ※ PTS: lief — gelaufen sein</text:p>
          </table:table-cell>
        </table:table-row>
        <table:table-row table:style-name="ro1">
          <table:table-cell office:value-type="string">
            <text:p>leiden <text:s text:c="9"/>(forms?)</text:p>
          </table:table-cell>
          <table:table-cell office:value-type="string">
            <text:p>(INF:) leiden ※ PRS1: leid — er leidet ※ PRS2: leide — IMP: leid! — PTT: er litt ※ PTS: litt — gelitten haben</text:p>
          </table:table-cell>
        </table:table-row>
        <table:table-row table:style-name="ro1">
          <table:table-cell office:value-type="string">
            <text:p>leihen <text:s text:c="9"/>(forms?)</text:p>
          </table:table-cell>
          <table:table-cell office:value-type="string">
            <text:p>(INF:) leihen ※ PRS1: leih — er leiht ※ PRS2: leih — IMP: leih! — PTT: er lieh ※ PTS: lieh — geliehen haben</text:p>
          </table:table-cell>
        </table:table-row>
        <table:table-row table:style-name="ro1">
          <table:table-cell office:value-type="string">
            <text:p>lesen <text:s text:c="9"/>(forms?)</text:p>
          </table:table-cell>
          <table:table-cell office:value-type="string">
            <text:p>(INF:) lesen ※ PRS1: les — er liest ※ PRS2: lies =&gt; du liest (instead of ‡liesst !) — IMP: lies! — PTT: er las ※ PTS: läs — gelesen haben</text:p>
          </table:table-cell>
        </table:table-row>
        <table:table-row table:style-name="ro1">
          <table:table-cell office:value-type="string">
            <text:p>liegen <text:s text:c="9"/>(forms?)</text:p>
          </table:table-cell>
          <table:table-cell office:value-type="string">
            <text:p>(INF:) liegen ※ PRS1: lieg — er liegt ※ PRS2: lieg — IMP: lieg! — PTT: er lag ※ PTS: läg — gelegen haben</text:p>
          </table:table-cell>
        </table:table-row>
        <table:table-row table:style-name="ro1">
          <table:table-cell office:value-type="string">
            <text:p>lügen <text:s text:c="9"/>(forms?)</text:p>
          </table:table-cell>
          <table:table-cell office:value-type="string">
            <text:p>(INF:) lügen ※ PRS1: lüg — er lügt ※ PRS2: lüg — IMP: lüg! — PTT: er log ※ PTS: lög — gelogen haben</text:p>
          </table:table-cell>
        </table:table-row>
        <table:table-row table:style-name="ro1">
          <table:table-cell office:value-type="string">
            <text:p>messen <text:s text:c="9"/>(forms?)</text:p>
          </table:table-cell>
          <table:table-cell office:value-type="string">
            <text:p>(INF:) messen ※ PRS1: mess — er misst ※ PRS2: miss =&gt; du misst (instead of ‡missst !) — IMP: miss! — PTT: er maß ※ PTS: mäß — gemessen haben</text:p>
          </table:table-cell>
        </table:table-row>
        <table:table-row table:style-name="ro1">
          <table:table-cell office:value-type="string">
            <text:p>mögen <text:s text:c="9"/>(forms?)</text:p>
          </table:table-cell>
          <table:table-cell office:value-type="string">
            <text:p>(INF:) mögen ※ PRS1: mög =&gt; however: ich mag (instead of ich ‡möge !) — er mag (instead of ‡magt !) ※ PRS2: mag — IMP: N/A (doesn't exist!) — PTT: er mochte (conjugated like a regular verb!) ※ PTS: möchte (conjugated like a regular verb; instead of ‡mochte !) — gemocht haben</text:p>
          </table:table-cell>
        </table:table-row>
        <table:table-row table:style-name="ro1">
          <table:table-cell office:value-type="string">
            <text:p>müssen <text:s text:c="9"/>(forms?)</text:p>
          </table:table-cell>
          <table:table-cell office:value-type="string">
            <text:p>(INF:) müssen ※ PRS1: müss =&gt; however: ich muss (instead of ich ‡müsse !) — er muss (instead of ‡musst !) ※ PRS2: muss =&gt; du musst (instead of ‡mussst !) — IMP: N/A (doesn't exist!) — PTT: er musste (conjugated like a regular verb!) ※ PTS: müsste (conjugated like a regular verb; instead of ‡musste !) — gemusst haben</text:p>
          </table:table-cell>
        </table:table-row>
        <table:table-row table:style-name="ro1">
          <table:table-cell office:value-type="string">
            <text:p>nehmen <text:s text:c="9"/>(forms?)</text:p>
          </table:table-cell>
          <table:table-cell office:value-type="string">
            <text:p>(INF:) nehmen ※ PRS1: nehm — er nimmt ※ PRS2: nimm — IMP: nimm! — PTT: er nahm ※ PTS: nähm — genommen haben</text:p>
          </table:table-cell>
        </table:table-row>
        <table:table-row table:style-name="ro1">
          <table:table-cell office:value-type="string">
            <text:p>nennen <text:s text:c="9"/>(forms?)</text:p>
          </table:table-cell>
          <table:table-cell office:value-type="string">
            <text:p>(INF:) nennen ※ PRS1: nenn — er nennt ※ PRS2: nenn — IMP: nenn! — PTT: er nannte (conjugated like a regular verb) ※ PTS: nennte (conjugated like a regular verb; instead of ‡nannte !) — genannt haben</text:p>
          </table:table-cell>
        </table:table-row>
        <table:table-row table:style-name="ro1">
          <table:table-cell office:value-type="string">
            <text:p>pfeifen <text:s text:c="9"/>(forms?)</text:p>
          </table:table-cell>
          <table:table-cell office:value-type="string">
            <text:p>(INF:) pfeifen ※ PRS1: pfeif — er pfeift ※ PRS2: pfeif — IMP: pfeif! — PTT: er pfiff ※ PTS: pfiff — gepfiffen haben</text:p>
          </table:table-cell>
        </table:table-row>
        <table:table-row table:style-name="ro1">
          <table:table-cell office:value-type="string">
            <text:p>raten <text:s text:c="9"/>(forms?)</text:p>
          </table:table-cell>
          <table:table-cell office:value-type="string">
            <text:p>(INF:) raten ※ PRS1: rat — er rät ※ PRS2: rät (instead of ‡rä !) — IMP: rat! — PTT: er riet ※ PTS: riet — geraten haben</text:p>
          </table:table-cell>
        </table:table-row>
        <table:table-row table:style-name="ro1">
          <table:table-cell office:value-type="string">
            <text:p>reiben <text:s text:c="9"/>(forms?)</text:p>
          </table:table-cell>
          <table:table-cell office:value-type="string">
            <text:p>(INF:) reiben ※ PRS1: reib — er reibt ※ PRS2: reib — IMP: reib! — PTT: er rieb ※ PTS: rieb — gerieben haben</text:p>
          </table:table-cell>
        </table:table-row>
        <table:table-row table:style-name="ro1">
          <table:table-cell office:value-type="string">
            <text:p>reißen <text:s text:c="9"/>(forms?)</text:p>
          </table:table-cell>
          <table:table-cell office:value-type="string">
            <text:p>(INF:) reißen ※ PRS1: reiß — er reißt ※ PRS2: reiß =&gt; du reißt (instead of ‡reißst !) — IMP: reiß! — PTT: er riss ※ PTS: riss — gerissen haben</text:p>
          </table:table-cell>
        </table:table-row>
        <table:table-row table:style-name="ro1">
          <table:table-cell office:value-type="string">
            <text:p>reiten <text:s text:c="9"/>(forms?)</text:p>
          </table:table-cell>
          <table:table-cell office:value-type="string">
            <text:p>(INF:) reiten ※ PRS1: reit — er reitet ※ PRS2: reite — IMP: reit! — PTT: er ritt ※ PTS: ritt — geritten haben (transitive), geritten sein (intransitive)</text:p>
          </table:table-cell>
        </table:table-row>
        <table:table-row table:style-name="ro1">
          <table:table-cell office:value-type="string">
            <text:p>rennen <text:s text:c="9"/>(forms?)</text:p>
          </table:table-cell>
          <table:table-cell office:value-type="string">
            <text:p>(INF:) rennen ※ PRS1: renn — er rennt ※ PRS2: renn — IMP: renn! — PTT: er rannte (conjugated like a regular verb) ※ PTS: rennte (conjugated like a regular verb; instead of ‡rannte !) — gerannt sein</text:p>
          </table:table-cell>
        </table:table-row>
        <table:table-row table:style-name="ro1">
          <table:table-cell office:value-type="string">
            <text:p>riechen <text:s text:c="9"/>(forms?)</text:p>
          </table:table-cell>
          <table:table-cell office:value-type="string">
            <text:p>(INF:) riechen ※ PRS1: riech — er riecht ※ PRS2: riech — IMP: riech! — PTT: er roch ※ PTS: röch — gerochen haben</text:p>
          </table:table-cell>
        </table:table-row>
        <table:table-row table:style-name="ro1">
          <table:table-cell office:value-type="string">
            <text:p>rufen <text:s text:c="9"/>(forms?)</text:p>
          </table:table-cell>
          <table:table-cell office:value-type="string">
            <text:p>(INF:) rufen ※ PRS1: ruf — er ruft ※ PRS2: ruf — IMP: ruf! — PTT: er rief ※ PTS: rief — gerufen haben</text:p>
          </table:table-cell>
        </table:table-row>
        <table:table-row table:style-name="ro1">
          <table:table-cell office:value-type="string">
            <text:p>schaffen <text:s text:c="9"/>(forms?)</text:p>
          </table:table-cell>
          <table:table-cell office:value-type="string">
            <text:p>(INF:) schaffen ※ PRS1: schaff — er schafft ※ PRS2: schaff — IMP: schaff! — PTT: er schuf ※ PTS: schüf — geschaffen haben</text:p>
          </table:table-cell>
        </table:table-row>
        <table:table-row table:style-name="ro1">
          <table:table-cell office:value-type="string">
            <text:p>scheiden <text:s text:c="9"/>(forms?)</text:p>
          </table:table-cell>
          <table:table-cell office:value-type="string">
            <text:p>(INF:) scheiden ※ PRS1: scheid — er scheidet ※ PRS2: scheide — IMP: scheid! — PTT: er schied ※ PTS: schied — geschieden haben</text:p>
          </table:table-cell>
        </table:table-row>
        <table:table-row table:style-name="ro1">
          <table:table-cell office:value-type="string">
            <text:p>scheinen <text:s text:c="9"/>(forms?)</text:p>
          </table:table-cell>
          <table:table-cell office:value-type="string">
            <text:p>(INF:) scheinen ※ PRS1: schein — er scheint ※ PRS2: schein — IMP: schein! — PTT: er schien ※ PTS: schien — geschienen haben</text:p>
          </table:table-cell>
        </table:table-row>
        <table:table-row table:style-name="ro1">
          <table:table-cell office:value-type="string">
            <text:p>schieben <text:s text:c="9"/>(forms?)</text:p>
          </table:table-cell>
          <table:table-cell office:value-type="string">
            <text:p>(INF:) schieben ※ PRS1: schieb — er schiebt ※ PRS2: schieb — IMP: schieb! — PTT: er schob ※ PTS: schöb — geschoben haben</text:p>
          </table:table-cell>
        </table:table-row>
        <table:table-row table:style-name="ro1">
          <table:table-cell office:value-type="string">
            <text:p>schießen <text:s text:c="9"/>(forms?)</text:p>
          </table:table-cell>
          <table:table-cell office:value-type="string">
            <text:p>(INF:) schießen ※ PRS1: schieß — er schießt ※ PRS2: schieß =&gt; du schießt (instead of ‡schießst !) — IMP: schieß! — PTT: er schoss ※ PTS: schöss — geschossen haben</text:p>
          </table:table-cell>
        </table:table-row>
        <table:table-row table:style-name="ro1">
          <table:table-cell office:value-type="string">
            <text:p>schlafen <text:s text:c="9"/>(forms?)</text:p>
          </table:table-cell>
          <table:table-cell office:value-type="string">
            <text:p>(INF:) schlafen ※ PRS1: schlaf — er schläft ※ PRS2: schläf — IMP: schlaf! — PTT: er schlief ※ PTS: schlief — geschlafen haben</text:p>
          </table:table-cell>
        </table:table-row>
        <table:table-row table:style-name="ro1">
          <table:table-cell office:value-type="string">
            <text:p>schlagen <text:s text:c="9"/>(forms?)</text:p>
          </table:table-cell>
          <table:table-cell office:value-type="string">
            <text:p>(INF:) schlagen ※ PRS1: schlag — er schlägt ※ PRS2: schläg — IMP: schlag! — PTT: er schlug ※ PTS: schlüg — geschlagen haben</text:p>
          </table:table-cell>
        </table:table-row>
        <table:table-row table:style-name="ro1">
          <table:table-cell office:value-type="string">
            <text:p>schließen <text:s text:c="9"/>(forms?)</text:p>
          </table:table-cell>
          <table:table-cell office:value-type="string">
            <text:p>(INF:) schließen ※ PRS1: schließ — er schließt ※ PRS2: schließ =&gt; du schließt (instead of ‡schließst !) — IMP: schließ! — PTT: er schloss ※ PTS: schlöss — geschlossen haben</text:p>
          </table:table-cell>
        </table:table-row>
        <table:table-row table:style-name="ro1">
          <table:table-cell office:value-type="string">
            <text:p>schneiden <text:s text:c="9"/>(forms?)</text:p>
          </table:table-cell>
          <table:table-cell office:value-type="string">
            <text:p>(INF:) schneiden ※ PRS1: schneid — er schneidet ※ PRS2: schneide — IMP: schneid! — PTT: er schnitt ※ PTS: schnitt — geschnitten haben</text:p>
          </table:table-cell>
        </table:table-row>
        <table:table-row table:style-name="ro1">
          <table:table-cell office:value-type="string">
            <text:p>schreiben <text:s text:c="9"/>(forms?)</text:p>
          </table:table-cell>
          <table:table-cell office:value-type="string">
            <text:p>(INF:) schreiben ※ PRS1: schreib — er schreibt ※ PRS2: schreib — IMP: schreib! — PTT: er schrieb ※ PTS: schrieb — geschrieben haben</text:p>
          </table:table-cell>
        </table:table-row>
        <table:table-row table:style-name="ro1">
          <table:table-cell office:value-type="string">
            <text:p>schreien <text:s text:c="9"/>(forms?)</text:p>
          </table:table-cell>
          <table:table-cell office:value-type="string">
            <text:p>(INF:) schreien ※ PRS1: schrei — er schreit ※ PRS2: schrei — IMP: schrei! — PTT: er schrie ※ PTS: schri (instead of ‡schrie !) <text:s/>— geschrien haben</text:p>
          </table:table-cell>
        </table:table-row>
        <table:table-row table:style-name="ro1">
          <table:table-cell office:value-type="string">
            <text:p>schweigen <text:s text:c="9"/>(forms?)</text:p>
          </table:table-cell>
          <table:table-cell office:value-type="string">
            <text:p>(INF:) schweigen ※ PRS1: schweig — er schweigt ※ PRS2: schweig — IMP: schweig! — PTT: er schwieg ※ PTS: schwieg — geschwiegen haben</text:p>
          </table:table-cell>
        </table:table-row>
        <table:table-row table:style-name="ro1">
          <table:table-cell office:value-type="string">
            <text:p>schwellen <text:s text:c="9"/>(forms?)</text:p>
          </table:table-cell>
          <table:table-cell office:value-type="string">
            <text:p>(INF:) schwellen ※ PRS1: schwell — er schwillt ※ PRS2: schwill — IMP: schwill! — PTT: er schwoll ※ PTS: schwöll — geschwollen sein</text:p>
          </table:table-cell>
        </table:table-row>
        <table:table-row table:style-name="ro1">
          <table:table-cell office:value-type="string">
            <text:p>schwimmen <text:s text:c="9"/>(forms?)</text:p>
          </table:table-cell>
          <table:table-cell office:value-type="string">
            <text:p>(INF:) schwimmen ※ PRS1: schwimm — er schwimmt ※ PRS2: schwimm — IMP: schwimm! — PTT: er schwamm ※ PTS: schwämm — geschwommen sein</text:p>
          </table:table-cell>
        </table:table-row>
        <table:table-row table:style-name="ro1">
          <table:table-cell office:value-type="string">
            <text:p>schwingen <text:s text:c="9"/>(forms?)</text:p>
          </table:table-cell>
          <table:table-cell office:value-type="string">
            <text:p>(INF:) schwingen ※ PRS1: schwing — er schwingt ※ PRS2: schwing — IMP: schwing! — PTT: er schwang ※ PTS: schwäng — geschwungen haben</text:p>
          </table:table-cell>
        </table:table-row>
        <table:table-row table:style-name="ro1">
          <table:table-cell office:value-type="string">
            <text:p>schwören <text:s text:c="9"/>(forms?)</text:p>
          </table:table-cell>
          <table:table-cell office:value-type="string">
            <text:p>(INF:) schwören ※ PRS1: schwör — er schwört ※ PRS2: schwör — IMP: schwör! — PTT: er schwor ※ PTS: schwör — geschworen haben</text:p>
          </table:table-cell>
        </table:table-row>
        <table:table-row table:style-name="ro1">
          <table:table-cell office:value-type="string">
            <text:p>sehen <text:s text:c="9"/>(forms?)</text:p>
          </table:table-cell>
          <table:table-cell office:value-type="string">
            <text:p>(INF:) sehen ※ PRS1: seh — er sieht ※ PRS2: sieh — IMP: sieh! — PTT: er sah ※ PTS: säh — gesehen haben</text:p>
          </table:table-cell>
        </table:table-row>
        <table:table-row table:style-name="ro1">
          <table:table-cell office:value-type="string">
            <text:p>sein <text:s text:c="9"/>(forms?)</text:p>
          </table:table-cell>
          <table:table-cell office:value-type="string">
            <text:p>(INF:) sein ※ PRS1: N/A (too irregular: please learn the full paradigm instead! (etc. !)) — N/A ※ PRS2: N/A — IMP: sei! — PTT: er war ※ PTS: wär — gewesen sein (present participle = seiend (instead of ‡seind !)</text:p>
          </table:table-cell>
        </table:table-row>
        <table:table-row table:style-name="ro1">
          <table:table-cell office:value-type="string">
            <text:p>singen <text:s text:c="9"/>(forms?)</text:p>
          </table:table-cell>
          <table:table-cell office:value-type="string">
            <text:p>(INF:) singen ※ PRS1: sing — er singt ※ PRS2: sing — IMP: sing! — PTT: er sang ※ PTS: säng — gesungen haben</text:p>
          </table:table-cell>
        </table:table-row>
        <table:table-row table:style-name="ro1">
          <table:table-cell office:value-type="string">
            <text:p>sinken <text:s text:c="9"/>(forms?)</text:p>
          </table:table-cell>
          <table:table-cell office:value-type="string">
            <text:p>(INF:) sinken ※ PRS1: sink — er sinkt ※ PRS2: sink — IMP: sink! — PTT: er sank ※ PTS: sänk — gesunken sein</text:p>
          </table:table-cell>
        </table:table-row>
        <table:table-row table:style-name="ro1">
          <table:table-cell office:value-type="string">
            <text:p>sitzen <text:s text:c="9"/>(forms?)</text:p>
          </table:table-cell>
          <table:table-cell office:value-type="string">
            <text:p>(INF:) sitzen ※ PRS1: sitz — er sitzt ※ PRS2: sitz =&gt; du sitzt (instead of ‡sitzst !) — IMP: sitz! — PTT: er saß ※ PTS: säß — gesessen haben</text:p>
          </table:table-cell>
        </table:table-row>
        <table:table-row table:style-name="ro1">
          <table:table-cell office:value-type="string">
            <text:p>sollen <text:s text:c="9"/>(forms?)</text:p>
          </table:table-cell>
          <table:table-cell office:value-type="string">
            <text:p>(INF:) sollen ※ PRS1: soll =&gt; however: ich soll (instead of ich ‡solle !) — er soll (instead of ‡sollt !) ※ PRS2: soll — IMP: N/A (doesn't exist!) — PTT: er sollte (conjugated like a regular verb!) ※ PTS: sollte (conjugated like a regular verb!) — gesollt haben</text:p>
          </table:table-cell>
        </table:table-row>
        <table:table-row table:style-name="ro1">
          <table:table-cell office:value-type="string">
            <text:p>sprechen <text:s text:c="9"/>(forms?)</text:p>
          </table:table-cell>
          <table:table-cell office:value-type="string">
            <text:p>(INF:) sprechen ※ PRS1: sprech — er spricht ※ PRS2: sprich — IMP: sprich! — PTT: er sprach ※ PTS: spräch — gesprochen haben</text:p>
          </table:table-cell>
        </table:table-row>
        <table:table-row table:style-name="ro1">
          <table:table-cell office:value-type="string">
            <text:p>springen <text:s text:c="9"/>(forms?)</text:p>
          </table:table-cell>
          <table:table-cell office:value-type="string">
            <text:p>(INF:) springen ※ PRS1: spring — er springt ※ PRS2: spring — IMP: spring! — PTT: er sprang ※ PTS: spräng — gesprungen sein</text:p>
          </table:table-cell>
        </table:table-row>
        <table:table-row table:style-name="ro1">
          <table:table-cell office:value-type="string">
            <text:p>stechen <text:s text:c="9"/>(forms?)</text:p>
          </table:table-cell>
          <table:table-cell office:value-type="string">
            <text:p>(INF:) stechen ※ PRS1: stech — er sticht ※ PRS2: stich — IMP: stich! — PTT: er stach ※ PTS: stäch — gestochen haben</text:p>
          </table:table-cell>
        </table:table-row>
        <table:table-row table:style-name="ro1">
          <table:table-cell office:value-type="string">
            <text:p>stehen <text:s text:c="9"/>(forms?)</text:p>
          </table:table-cell>
          <table:table-cell office:value-type="string">
            <text:p>(INF:) stehen ※ PRS1: steh — er steht ※ PRS2: steh — IMP: steh! — PTT: er stand ※ PTS: ständ — gestanden haben</text:p>
          </table:table-cell>
        </table:table-row>
        <table:table-row table:style-name="ro1">
          <table:table-cell office:value-type="string">
            <text:p>stehlen <text:s text:c="9"/>(forms?)</text:p>
          </table:table-cell>
          <table:table-cell office:value-type="string">
            <text:p>(INF:) stehlen ※ PRS1: stehl — er stiehlt ※ PRS2: stiehl — IMP: stiehl! — PTT: er stahl ※ PTS: stähle — gestohlen haben</text:p>
          </table:table-cell>
        </table:table-row>
        <table:table-row table:style-name="ro1">
          <table:table-cell office:value-type="string">
            <text:p>steigen <text:s text:c="9"/>(forms?)</text:p>
          </table:table-cell>
          <table:table-cell office:value-type="string">
            <text:p>(INF:) steigen ※ PRS1: steig — er steigt ※ PRS2: steig — IMP: steig! — PTT: er stieg ※ PTS: stieg — gestiegen sein</text:p>
          </table:table-cell>
        </table:table-row>
        <table:table-row table:style-name="ro1">
          <table:table-cell office:value-type="string">
            <text:p>sterben <text:s text:c="9"/>(forms?)</text:p>
          </table:table-cell>
          <table:table-cell office:value-type="string">
            <text:p>(INF:) sterben ※ PRS1: sterb — er stirbt ※ PRS2: stirb — IMP: stirb! — PTT: er starb ※ PTS: stürb (instead of ‡stärb !) <text:s/>— gestorben sein</text:p>
          </table:table-cell>
        </table:table-row>
        <table:table-row table:style-name="ro1">
          <table:table-cell office:value-type="string">
            <text:p>stinken <text:s text:c="9"/>(forms?)</text:p>
          </table:table-cell>
          <table:table-cell office:value-type="string">
            <text:p>(INF:) stinken ※ PRS1: stink — er stinkt ※ PRS2: stink — IMP: stink! — PTT: er stank ※ PTS: stänk — gestunken haben</text:p>
          </table:table-cell>
        </table:table-row>
        <table:table-row table:style-name="ro1">
          <table:table-cell office:value-type="string">
            <text:p>stoßen <text:s text:c="9"/>(forms?)</text:p>
          </table:table-cell>
          <table:table-cell office:value-type="string">
            <text:p>(INF:) stoßen ※ PRS1: stoß — er stößt ※ PRS2: stöß =&gt; du stößt (instead of ‡stößst !) — IMP: stoß! — PTT: er stieß ※ PTS: stieß — gestoßen haben</text:p>
          </table:table-cell>
        </table:table-row>
        <table:table-row table:style-name="ro1">
          <table:table-cell office:value-type="string">
            <text:p>streichen <text:s text:c="9"/>(forms?)</text:p>
          </table:table-cell>
          <table:table-cell office:value-type="string">
            <text:p>(INF:) streichen ※ PRS1: streich — er streicht ※ PRS2: streich — IMP: streich! — PTT: er strich ※ PTS: strich — gestrichen haben</text:p>
          </table:table-cell>
        </table:table-row>
        <table:table-row table:style-name="ro1">
          <table:table-cell office:value-type="string">
            <text:p>streiten <text:s text:c="9"/>(forms?)</text:p>
          </table:table-cell>
          <table:table-cell office:value-type="string">
            <text:p>(INF:) streiten ※ PRS1: streit — er streitet ※ PRS2: streite — IMP: streit! — PTT: er stritt ※ PTS: stritt — gestritten haben</text:p>
          </table:table-cell>
        </table:table-row>
        <table:table-row table:style-name="ro1">
          <table:table-cell office:value-type="string">
            <text:p>tragen <text:s text:c="9"/>(forms?)</text:p>
          </table:table-cell>
          <table:table-cell office:value-type="string">
            <text:p>(INF:) tragen ※ PRS1: trag — er trägt ※ PRS2: träg — IMP: trag! — PTT: er trug ※ PTS: trüg — getragen haben</text:p>
          </table:table-cell>
        </table:table-row>
        <table:table-row table:style-name="ro1">
          <table:table-cell office:value-type="string">
            <text:p>treffen <text:s text:c="9"/>(forms?)</text:p>
          </table:table-cell>
          <table:table-cell office:value-type="string">
            <text:p>(INF:) treffen ※ PRS1: treff — er trifft ※ PRS2: triff — IMP: triff! — PTT: er traf ※ PTS: träf — getroffen haben</text:p>
          </table:table-cell>
        </table:table-row>
        <table:table-row table:style-name="ro1">
          <table:table-cell office:value-type="string">
            <text:p>treiben <text:s text:c="9"/>(forms?)</text:p>
          </table:table-cell>
          <table:table-cell office:value-type="string">
            <text:p>(INF:) treiben ※ PRS1: treib — er treibt ※ PRS2: treib — IMP: treib! — PTT: er trieb ※ PTS: trieb — getrieben haben</text:p>
          </table:table-cell>
        </table:table-row>
        <table:table-row table:style-name="ro1">
          <table:table-cell office:value-type="string">
            <text:p>treten <text:s text:c="9"/>(forms?)</text:p>
          </table:table-cell>
          <table:table-cell office:value-type="string">
            <text:p>(INF:) treten ※ PRS1: tret — er tritt ※ PRS2: tritt (instead of ‡trit !) <text:s/>— IMP: tritt! — PTT: er trat ※ PTS: trät — getreten haben (transitive), getreten sein (intransitive)</text:p>
          </table:table-cell>
        </table:table-row>
        <table:table-row table:style-name="ro1">
          <table:table-cell office:value-type="string">
            <text:p>trinken <text:s text:c="9"/>(forms?)</text:p>
          </table:table-cell>
          <table:table-cell office:value-type="string">
            <text:p>(INF:) trinken ※ PRS1: trink — er trinkt ※ PRS2: trink — IMP: trink! — PTT: er trank ※ PTS: tränk — getrunken haben</text:p>
          </table:table-cell>
        </table:table-row>
        <table:table-row table:style-name="ro1">
          <table:table-cell office:value-type="string">
            <text:p>trügen <text:s text:c="9"/>(forms?)</text:p>
          </table:table-cell>
          <table:table-cell office:value-type="string">
            <text:p>(INF:) trügen ※ PRS1: trüg — er trügt ※ PRS2: trüg — IMP: trüg! — PTT: er trog ※ PTS: trög — getrogen haben</text:p>
          </table:table-cell>
        </table:table-row>
        <table:table-row table:style-name="ro1">
          <table:table-cell office:value-type="string">
            <text:p>tun <text:s text:c="9"/>(forms?)</text:p>
          </table:table-cell>
          <table:table-cell office:value-type="string">
            <text:p>(INF:) tun ※ PRS1: tu — er tut ※ PRS2: tu — IMP: tu! — PTT: er tat ※ PTS: tät — getan haben (present participle = tuend (instead of ‡tund !))</text:p>
          </table:table-cell>
        </table:table-row>
        <table:table-row table:style-name="ro1">
          <table:table-cell office:value-type="string">
            <text:p>verbergen <text:s text:c="9"/>(forms?)</text:p>
          </table:table-cell>
          <table:table-cell office:value-type="string">
            <text:p>(INF:) verbergen ※ PRS1: verberg — er verbirgt ※ PRS2: verbirg — IMP: verbirg! — PTT: er verbarg ※ PTS: verbärg — verborgen haben</text:p>
          </table:table-cell>
        </table:table-row>
        <table:table-row table:style-name="ro1">
          <table:table-cell office:value-type="string">
            <text:p>verderben <text:s text:c="9"/>(forms?)</text:p>
          </table:table-cell>
          <table:table-cell office:value-type="string">
            <text:p>(INF:) verderben ※ PRS1: verderb — er verdirbt ※ PRS2: verdirb — IMP: verdirb! — PTT: er verdarb ※ PTS: verdürb (instead of ‡verdärb !) <text:s/>— verdorben haben (transitive), verdorben sein (intransitive)</text:p>
          </table:table-cell>
        </table:table-row>
        <table:table-row table:style-name="ro1">
          <table:table-cell office:value-type="string">
            <text:p>vergessen <text:s text:c="9"/>(forms?)</text:p>
          </table:table-cell>
          <table:table-cell office:value-type="string">
            <text:p>(INF:) vergessen ※ PRS1: vergess — er vergisst ※ PRS2: vergiss =&gt; du vergisst (instead of ‡vergissst !) — IMP: vergiss! — PTT: er vergaß ※ PTS: vergäß — vergessen haben</text:p>
          </table:table-cell>
        </table:table-row>
        <table:table-row table:style-name="ro1">
          <table:table-cell office:value-type="string">
            <text:p>verlieren <text:s text:c="9"/>(forms?)</text:p>
          </table:table-cell>
          <table:table-cell office:value-type="string">
            <text:p>(INF:) verlieren ※ PRS1: verlier — er verliert ※ PRS2: verlier — IMP: verlier! — PTT: er verlor ※ PTS: verlör — verloren haben</text:p>
          </table:table-cell>
        </table:table-row>
        <table:table-row table:style-name="ro1">
          <table:table-cell office:value-type="string">
            <text:p>vermeiden <text:s text:c="9"/>(forms?)</text:p>
          </table:table-cell>
          <table:table-cell office:value-type="string">
            <text:p>(INF:) vermeiden ※ PRS1: vermeid — er vermeidet ※ PRS2: vermeide — IMP: vermeid! — PTT: er vermied ※ PTS: vermied — vermieden haben</text:p>
          </table:table-cell>
        </table:table-row>
        <table:table-row table:style-name="ro1">
          <table:table-cell office:value-type="string">
            <text:p>verschwinden <text:s text:c="9"/>(forms?)</text:p>
          </table:table-cell>
          <table:table-cell office:value-type="string">
            <text:p>(INF:) verschwinden ※ PRS1: verschwind — er verschwindet ※ PRS2: verschwinde — IMP: verschwind! — PTT: er verschwand ※ PTS: verschwänd — verschwunden sein</text:p>
          </table:table-cell>
        </table:table-row>
        <table:table-row table:style-name="ro1">
          <table:table-cell office:value-type="string">
            <text:p>verzeihen <text:s text:c="9"/>(forms?)</text:p>
          </table:table-cell>
          <table:table-cell office:value-type="string">
            <text:p>(INF:) verzeihen ※ PRS1: verzeih — er verzeiht ※ PRS2: verzeih — IMP: verzeih! — PTT: er verzieh ※ PTS: verzieh — verziehen haben</text:p>
          </table:table-cell>
        </table:table-row>
        <table:table-row table:style-name="ro1">
          <table:table-cell office:value-type="string">
            <text:p>wachsen <text:s text:c="9"/>(forms?)</text:p>
          </table:table-cell>
          <table:table-cell office:value-type="string">
            <text:p>(INF:) wachsen ※ PRS1: wachs — er wächst ※ PRS2: wächs =&gt; du wächst (instead of ‡wächsst !) — IMP: wachs! — PTT: er wuchs ※ PTS: wüchs — gewachsen sein</text:p>
          </table:table-cell>
        </table:table-row>
        <table:table-row table:style-name="ro1">
          <table:table-cell office:value-type="string">
            <text:p>waschen <text:s text:c="9"/>(forms?)</text:p>
          </table:table-cell>
          <table:table-cell office:value-type="string">
            <text:p>(INF:) waschen ※ PRS1: wasch — er wäscht ※ PRS2: wäsch — IMP: wasch! — PTT: er wusch ※ PTS: wüsch — gewaschen haben</text:p>
          </table:table-cell>
        </table:table-row>
        <table:table-row table:style-name="ro1">
          <table:table-cell office:value-type="string">
            <text:p>werben <text:s text:c="9"/>(forms?)</text:p>
          </table:table-cell>
          <table:table-cell office:value-type="string">
            <text:p>(INF:) werben ※ PRS1: werb — er wirbt ※ PRS2: wirb — IMP: wirb! — PTT: er warb ※ PTS: würb (instead of ‡wärb !) <text:s/>— geworben haben</text:p>
          </table:table-cell>
        </table:table-row>
        <table:table-row table:style-name="ro1">
          <table:table-cell office:value-type="string">
            <text:p>werden <text:s text:c="9"/>(forms?)</text:p>
          </table:table-cell>
          <table:table-cell office:value-type="string">
            <text:p>(INF:) werden ※ PRS1: werd — er wird (instead of ‡wirdt !) ※ PRS2: wir =&gt; du wirst (instead of ‡wirdst !) — IMP: werd! — PTT: er wurde (conjugated like a regular verb!) ※ PTS: würde (conjugated like a regular verb; instead of ‡wurde !) — geworden sein, (in specific cases:) worden sein</text:p>
          </table:table-cell>
        </table:table-row>
        <table:table-row table:style-name="ro1">
          <table:table-cell office:value-type="string">
            <text:p>werfen <text:s text:c="9"/>(forms?)</text:p>
          </table:table-cell>
          <table:table-cell office:value-type="string">
            <text:p>(INF:) werfen ※ PRS1: werf — er wirft ※ PRS2: wirf — IMP: wirf! — PTT: er warf ※ PTS: würf (instead of ‡wärf !) <text:s/>— geworfen haben</text:p>
          </table:table-cell>
        </table:table-row>
        <table:table-row table:style-name="ro1">
          <table:table-cell office:value-type="string">
            <text:p>wiegen <text:s text:c="9"/>(forms?)</text:p>
          </table:table-cell>
          <table:table-cell office:value-type="string">
            <text:p>(INF:) wiegen ※ PRS1: wieg — er wiegt ※ PRS2: wieg — IMP: wieg! — PTT: er wog ※ PTS: wög — gewogen haben</text:p>
          </table:table-cell>
        </table:table-row>
        <table:table-row table:style-name="ro1">
          <table:table-cell office:value-type="string">
            <text:p>wissen <text:s text:c="9"/>(forms?)</text:p>
          </table:table-cell>
          <table:table-cell office:value-type="string">
            <text:p>(INF:) wissen ※ PRS1: wiss =&gt; however: ich weiß (instead of ich ‡wisse !) — er weiß (instead of ‡weißt !) ※ PRS2: weiß =&gt; du weißt (instead of ‡weißst !) — IMP: wisse! — PTT: er wusste (conjugated like a regular verb!) ※ PTS: wüsste (conjugated like a regular verb; instead of ‡wusste !) — gewusst haben</text:p>
          </table:table-cell>
        </table:table-row>
        <table:table-row table:style-name="ro1">
          <table:table-cell office:value-type="string">
            <text:p>wollen <text:s text:c="9"/>(forms?)</text:p>
          </table:table-cell>
          <table:table-cell office:value-type="string">
            <text:p>(INF:) wollen ※ PRS1: woll =&gt; however: ich will (instead of ich ‡wolle !) — er will (instead of ‡willt !) ※ PRS2: will — IMP: N/A (doesn't exist!) — PTT: er wollte (conjugated like a regular verb!) ※ PTS: wollte (conjugated like a regular verb!) — gewollt haben</text:p>
          </table:table-cell>
        </table:table-row>
        <table:table-row table:style-name="ro1">
          <table:table-cell office:value-type="string">
            <text:p>ziehen <text:s text:c="9"/>(forms?)</text:p>
          </table:table-cell>
          <table:table-cell office:value-type="string">
            <text:p>(INF:) ziehen ※ PRS1: zieh — er zieht ※ PRS2: zieh — IMP: zieh! — PTT: er zog ※ PTS: zög — gezogen haben (transitive), gezogen sein (intransitive)</text:p>
          </table:table-cell>
        </table:table-row>
        <table:table-row table:style-name="ro1">
          <table:table-cell office:value-type="string">
            <text:p>zwingen <text:s text:c="9"/>(forms?)</text:p>
          </table:table-cell>
          <table:table-cell office:value-type="string">
            <text:p>(INF:) zwingen ※ PRS1: zwing — er zwingt ※ PRS2: zwing — IMP: zwing! — PTT: er zwang ※ PTS: zwäng — gezwungen haben</text:p>
          </table:table-cell>
        </table:table-row>
        <table:table-row table:style-name="ro1">
          <table:table-cell office:value-type="string">
            <text:p>er bäckt <text:s text:c="24"/>is just an unusual/specific alternative to … </text:p>
          </table:table-cell>
          <table:table-cell office:value-type="string">
            <text:p>er backt</text:p>
          </table:table-cell>
        </table:table-row>
        <table:table-row table:style-name="ro1">
          <table:table-cell office:value-type="string">
            <text:p>bäck <text:s text:c="12"/>(PRS2) <text:s text:c="12"/>is just an unusual/specific alternative to … </text:p>
          </table:table-cell>
          <table:table-cell office:value-type="string">
            <text:p>back</text:p>
          </table:table-cell>
        </table:table-row>
        <table:table-row table:style-name="ro1">
          <table:table-cell office:value-type="string">
            <text:p>er buk <text:s text:c="12"/>(PTT) <text:s text:c="12"/>is just an unusual/specific alternative to … </text:p>
          </table:table-cell>
          <table:table-cell office:value-type="string">
            <text:p>er backte (conjugated like a regular verb!)</text:p>
          </table:table-cell>
        </table:table-row>
        <table:table-row table:style-name="ro1">
          <table:table-cell office:value-type="string">
            <text:p>bük <text:s text:c="12"/>(PTS) <text:s text:c="12"/>is just an unusual/specific alternative to … </text:p>
          </table:table-cell>
          <table:table-cell office:value-type="string">
            <text:p>backte (conjugated like a regular verb!)</text:p>
          </table:table-cell>
        </table:table-row>
        <table:table-row table:style-name="ro1">
          <table:table-cell office:value-type="string">
            <text:p>begönn <text:s text:c="12"/>(PTS) <text:s text:c="12"/>is just an unusual/specific alternative to … </text:p>
          </table:table-cell>
          <table:table-cell office:value-type="string">
            <text:p>begänn</text:p>
          </table:table-cell>
        </table:table-row>
        <table:table-row table:style-name="ro1">
          <table:table-cell office:value-type="string">
            <text:p>empföhl <text:s text:c="12"/>(PTS) <text:s text:c="12"/>is just an unusual/specific alternative to … </text:p>
          </table:table-cell>
          <table:table-cell office:value-type="string">
            <text:p>empfähl</text:p>
          </table:table-cell>
        </table:table-row>
        <table:table-row table:style-name="ro1">
          <table:table-cell office:value-type="string">
            <text:p>gehießen <text:s text:c="12"/>(PPC) <text:s text:c="12"/>is just an unusual/specific alternative to … </text:p>
          </table:table-cell>
          <table:table-cell office:value-type="string">
            <text:p>geheißen</text:p>
          </table:table-cell>
        </table:table-row>
        <table:table-row table:style-name="ro1">
          <table:table-cell office:value-type="string">
            <text:p>gewönn <text:s text:c="12"/>(PTS) <text:s text:c="12"/>is just an unusual/specific alternative to … </text:p>
          </table:table-cell>
          <table:table-cell office:value-type="string">
            <text:p>gewänn</text:p>
          </table:table-cell>
        </table:table-row>
        <table:table-row table:style-name="ro1">
          <table:table-cell office:value-type="string">
            <text:p>gölt <text:s text:c="12"/>(PTS) <text:s text:c="12"/>is just an unusual/specific alternative to … </text:p>
          </table:table-cell>
          <table:table-cell office:value-type="string">
            <text:p>gält</text:p>
          </table:table-cell>
        </table:table-row>
        <table:table-row table:style-name="ro1">
          <table:table-cell office:value-type="string">
            <text:p>er hang <text:s text:c="12"/>(PTT) <text:s text:c="12"/>is just an unusual/specific alternative to … </text:p>
          </table:table-cell>
          <table:table-cell office:value-type="string">
            <text:p>er hing</text:p>
          </table:table-cell>
        </table:table-row>
        <table:table-row table:style-name="ro1">
          <table:table-cell office:value-type="string">
            <text:p>hang <text:s text:c="12"/>(PTS) <text:s text:c="12"/>is just an unusual/specific alternative to … </text:p>
          </table:table-cell>
          <table:table-cell office:value-type="string">
            <text:p>hing</text:p>
          </table:table-cell>
        </table:table-row>
        <table:table-row table:style-name="ro1">
          <table:table-cell office:value-type="string">
            <text:p>er hub <text:s text:c="12"/>(PTT) <text:s text:c="12"/>is just an unusual/specific alternative to … </text:p>
          </table:table-cell>
          <table:table-cell office:value-type="string">
            <text:p>er hob</text:p>
          </table:table-cell>
        </table:table-row>
        <table:table-row table:style-name="ro1">
          <table:table-cell office:value-type="string">
            <text:p>hüb <text:s text:c="12"/>(PTS) <text:s text:c="12"/>is just an unusual/specific alternative to … </text:p>
          </table:table-cell>
          <table:table-cell office:value-type="string">
            <text:p>höb</text:p>
          </table:table-cell>
        </table:table-row>
        <table:table-row table:style-name="ro1">
          <table:table-cell office:value-type="string">
            <text:p>er schwomm <text:s text:c="12"/>(PTT) <text:s text:c="12"/>is just an unusual/specific alternative to … </text:p>
          </table:table-cell>
          <table:table-cell office:value-type="string">
            <text:p>er schwamm</text:p>
          </table:table-cell>
        </table:table-row>
        <table:table-row table:style-name="ro1">
          <table:table-cell office:value-type="string">
            <text:p>schwömm <text:s text:c="12"/>(PTS) <text:s text:c="12"/>is just an unusual/specific alternative to … </text:p>
          </table:table-cell>
          <table:table-cell office:value-type="string">
            <text:p>schwämm</text:p>
          </table:table-cell>
        </table:table-row>
        <table:table-row table:style-name="ro1">
          <table:table-cell office:value-type="string">
            <text:p>er schwur <text:s text:c="12"/>(PTT) <text:s text:c="12"/>is just an unusual/specific alternative to … </text:p>
          </table:table-cell>
          <table:table-cell office:value-type="string">
            <text:p>er schwor</text:p>
          </table:table-cell>
        </table:table-row>
        <table:table-row table:style-name="ro1">
          <table:table-cell office:value-type="string">
            <text:p>schwür <text:s text:c="12"/>(PTS) <text:s text:c="12"/>is just an unusual/specific alternative to … </text:p>
          </table:table-cell>
          <table:table-cell office:value-type="string">
            <text:p>schwör</text:p>
          </table:table-cell>
        </table:table-row>
        <table:table-row table:style-name="ro1">
          <table:table-cell office:value-type="string">
            <text:p>stöhl <text:s text:c="12"/>(PTS) <text:s text:c="12"/>is just an unusual/specific alternative to … </text:p>
          </table:table-cell>
          <table:table-cell office:value-type="string">
            <text:p>stähl</text:p>
          </table:table-cell>
        </table:table-row>
        <table:table-row table:style-name="ro1">
          <table:table-cell office:value-type="string">
            <text:p>stünd <text:s text:c="12"/>(PTS) <text:s text:c="12"/>is just an unusual/specific alternative to … </text:p>
          </table:table-cell>
          <table:table-cell office:value-type="string">
            <text:p>ständ</text:p>
          </table:table-cell>
        </table:table-row>
        <table:table-row table:style-name="ro1">
          <table:table-cell office:value-type="string">
            <text:p>ward <text:s text:c="12"/>(PTT) <text:s text:c="12"/>is just an unusual/specific alternative to … </text:p>
          </table:table-cell>
          <table:table-cell office:value-type="string">
            <text:p>wurde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6">26.09.2024</text:date>, <text:time>07:06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5T06:50:00.97</meta:creation-date>
    <dc:date>2024-09-26T07:06:32.55</dc:date>
    <meta:editing-duration>PT18M7S</meta:editing-duration>
    <meta:editing-cycles>42</meta:editing-cycles>
    <meta:generator>OpenOffice/4.1.15$Win32 OpenOffice.org_project/4115m2$Build-9813</meta:generator>
    <meta:document-statistic meta:table-count="3" meta:cell-count="594" meta:object-count="0"/>
  </office:meta>
</office:document-meta>
</file>